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Standard">
      <style:text-properties fo:font-size="12pt" style:font-size-asian="12pt" style:font-size-complex="12pt"/>
    </style:style>
    <style:style style:name="P3" style:family="paragraph" style:parent-style-name="Standard">
      <style:text-properties fo:font-weight="bold"/>
    </style:style>
    <style:style style:name="P4" style:family="paragraph" style:parent-style-name="Standard">
      <style:text-properties style:font-name="Times New Roman1" fo:font-size="12pt" fo:font-weight="bold" style:font-size-asian="12pt" style:font-size-complex="12pt"/>
    </style:style>
    <style:style style:name="P5" style:family="paragraph" style:parent-style-name="Standard">
      <style:text-properties fo:color="#000000" style:font-name="Times New Roman2" fo:font-size="12pt" fo:font-style="normal" fo:font-weight="normal" style:font-name-asian="Courier New1" style:font-size-asian="9pt" style:font-name-complex="Courier New1" style:font-size-complex="9pt"/>
    </style:style>
    <style:style style:name="P6" style:family="paragraph" style:parent-style-name="Standard">
      <style:text-properties style:font-name="Arial1" fo:font-size="12pt"/>
    </style:style>
    <style:style style:name="P7" style:family="paragraph" style:parent-style-name="Text_20_body">
      <style:text-properties fo:font-size="12pt" style:font-size-asian="12pt" style:font-size-complex="12pt"/>
    </style:style>
    <style:style style:name="P8" style:family="paragraph" style:parent-style-name="Text_20_body">
      <style:text-properties fo:language="nl" fo:country="BE"/>
    </style:style>
    <style:style style:name="P9" style:family="paragraph" style:parent-style-name="Text_20_body">
      <style:text-properties fo:font-weight="bold"/>
    </style:style>
    <style:style style:name="P10" style:family="paragraph" style:parent-style-name="List_20_Number">
      <style:paragraph-properties fo:margin-left="0in" fo:margin-right="0in" fo:text-indent="0in" style:auto-text-indent="false"/>
    </style:style>
    <style:style style:name="P11"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1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1" fo:font-size="9pt" style:font-name-asian="Courier New1" style:font-size-asian="9pt" style:font-name-complex="Courier New1" style:font-size-complex="9pt"/>
    </style:style>
    <style:style style:name="P13" style:family="paragraph" style:parent-style-name="Text_20_body_20_indent">
      <style:paragraph-properties fo:margin-left="0in" fo:margin-right="0in" fo:text-indent="0in" style:auto-text-indent="false"/>
    </style:style>
    <style:style style:name="P14" style:family="paragraph" style:parent-style-name="Text_20_body_20_indent">
      <style:paragraph-properties fo:margin-left="0in" fo:margin-right="0in" fo:text-indent="0in" style:auto-text-indent="false"/>
      <style:text-properties fo:font-weight="normal"/>
    </style:style>
    <style:style style:name="P15" style:family="paragraph" style:parent-style-name="Contents_20_3">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style>
    <style:style style:name="P17"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18" style:family="paragraph" style:parent-style-name="Body_20_Text_20_Indent_20_3">
      <style:text-properties fo:font-size="10pt" style:font-size-asian="10pt" style:font-size-complex="10pt"/>
    </style:style>
    <style:style style:name="P19" style:family="paragraph" style:parent-style-name="Heading_20_2">
      <style:paragraph-properties fo:margin-left="-0.1437in" fo:margin-right="0in" fo:text-indent="0in" style:auto-text-indent="false"/>
    </style:style>
    <style:style style:name="P20" style:family="paragraph" style:parent-style-name="List_20_Number">
      <style:text-properties fo:font-size="12pt" style:font-size-asian="12pt" style:font-size-complex="12pt"/>
    </style:style>
    <style:style style:name="P21" style:family="paragraph" style:parent-style-name="List_20_Number">
      <style:text-properties fo:font-weight="normal"/>
    </style:style>
    <style:style style:name="P22" style:family="paragraph" style:parent-style-name="List_20_Number">
      <style:text-properties style:font-name="Times New Roman2" fo:font-size="12pt"/>
    </style:style>
    <style:style style:name="P23" style:family="paragraph" style:parent-style-name="List_20_Number">
      <style:text-properties fo:color="#000000" style:font-name="Times New Roman2" style:font-name-asian="Courier New1" style:font-size-asian="9pt" style:font-name-complex="Courier New1" style:font-size-complex="9pt"/>
    </style:style>
    <style:style style:name="P24" style:family="paragraph" style:parent-style-name="Standard">
      <style:paragraph-properties fo:margin-left="-0.011in" fo:margin-right="0in" fo:text-indent="0in" style:auto-text-indent="false"/>
    </style:style>
    <style:style style:name="P25" style:family="paragraph" style:parent-style-name="Text_20_body">
      <style:paragraph-properties fo:margin-left="-0.4984in" fo:margin-right="0in" fo:text-indent="0in" style:auto-text-indent="false"/>
    </style:style>
    <style:style style:name="P26" style:family="paragraph" style:parent-style-name="Text_20_body_20_indent">
      <style:text-properties fo:language="nl" fo:country="BE"/>
    </style:style>
    <style:style style:name="P27" style:family="paragraph" style:parent-style-name="Text_20_body_20_indent">
      <style:text-properties fo:font-style="normal" fo:font-weight="bold"/>
    </style:style>
    <style:style style:name="P28" style:family="paragraph" style:parent-style-name="Text_20_body_20_indent">
      <style:text-properties fo:font-size="12pt" style:font-size-asian="12pt" style:font-size-complex="12pt"/>
    </style:style>
    <style:style style:name="P29" style:family="paragraph" style:parent-style-name="Text_20_body_20_indent">
      <style:text-properties fo:font-weight="bold"/>
    </style:style>
    <style:style style:name="P30" style:family="paragraph" style:parent-style-name="Text_20_body_20_indent">
      <style:text-properties style:font-name="Times New Roman1" fo:font-size="12pt" fo:font-weight="bold" style:font-size-asian="12pt" style:font-size-complex="12pt"/>
    </style:style>
    <style:style style:name="P31" style:family="paragraph" style:parent-style-name="Text_20_body_20_indent">
      <style:text-properties fo:font-weight="normal"/>
    </style:style>
    <style:style style:name="P32" style:family="paragraph" style:parent-style-name="Text_20_body_20_indent">
      <style:text-properties style:font-name="Times New Roman2" fo:font-size="12pt" fo:font-style="normal" fo:font-weight="normal"/>
    </style:style>
    <style:style style:name="P33" style:family="paragraph" style:parent-style-name="Text_20_body_20_indent">
      <style:text-properties style:font-name="Arial1" fo:font-size="12pt"/>
    </style:style>
    <style:style style:name="P34" style:family="paragraph" style:parent-style-name="Text_20_body_20_indent">
      <style:text-properties fo:color="#000000" style:font-name="Times New Roman2" fo:font-size="12pt" style:font-name-asian="Courier New1" style:font-size-asian="9pt" style:font-name-complex="Courier New1" style:font-size-complex="9pt"/>
    </style:style>
    <style:style style:name="P35" style:family="paragraph" style:parent-style-name="Standard">
      <style:paragraph-properties fo:margin-left="0.0665in" fo:margin-right="0in" fo:text-indent="0in" style:auto-text-indent="false"/>
    </style:style>
    <style:style style:name="P36" style:family="paragraph" style:parent-style-name="List_20_Number">
      <style:paragraph-properties fo:margin-left="-0.0445in" fo:margin-right="0in" fo:text-indent="0in" style:auto-text-indent="false"/>
    </style:style>
    <style:style style:name="P37" style:family="paragraph" style:parent-style-name="List_20_Number">
      <style:paragraph-properties fo:margin-left="0.2425in" fo:margin-right="0in" fo:text-indent="0in" style:auto-text-indent="false"/>
    </style:style>
    <style:style style:name="P38" style:family="paragraph" style:parent-style-name="Contents_20_1">
      <style:paragraph-properties>
        <style:tab-stops>
          <style:tab-stop style:position="0in"/>
          <style:tab-stop style:position="5.9929in" style:leader-style="dotted" style:leader-text="."/>
          <style:tab-stop style:position="6in" style:type="right" style:leader-style="dotted" style:leader-text="."/>
        </style:tab-stops>
      </style:paragraph-properties>
    </style:style>
    <style:style style:name="P39" style:family="paragraph" style:parent-style-name="Contents_20_2">
      <style:paragraph-properties>
        <style:tab-stops>
          <style:tab-stop style:position="5.8335in" style:type="right" style:leader-style="dotted" style:leader-text="."/>
          <style:tab-stop style:position="5.9929in" style:leader-style="dotted" style:leader-text="."/>
        </style:tab-stops>
      </style:paragraph-properties>
    </style:style>
    <style:style style:name="P40" style:family="paragraph" style:parent-style-name="Contents_20_3">
      <style:paragraph-properties>
        <style:tab-stops>
          <style:tab-stop style:position="5.6665in" style:type="right" style:leader-style="dotted" style:leader-text="."/>
          <style:tab-stop style:position="5.9929in" style:leader-style="dotted" style:leader-text="."/>
        </style:tab-stops>
      </style:paragraph-properties>
    </style:style>
    <style:style style:name="P41" style:family="paragraph" style:parent-style-name="Contents_20_2">
      <style:paragraph-properties>
        <style:tab-stops>
          <style:tab-stop style:position="5.8335in" style:type="right" style:leader-style="dotted" style:leader-text="."/>
        </style:tab-stops>
      </style:paragraph-properties>
    </style:style>
    <style:style style:name="P42" style:family="paragraph" style:parent-style-name="List_20_Number"/>
    <style:style style:name="P43" style:family="paragraph" style:parent-style-name="List_20_Number"/>
    <style:style style:name="P44" style:family="paragraph" style:parent-style-name="List_20_Number"/>
    <style:style style:name="P45" style:family="paragraph" style:parent-style-name="List_20_Number"/>
    <style:style style:name="P46" style:family="paragraph" style:parent-style-name="List_20_Number"/>
    <style:style style:name="P47" style:family="paragraph" style:parent-style-name="List_20_Number"/>
    <style:style style:name="P48" style:family="paragraph" style:parent-style-name="List_20_Number"/>
    <style:style style:name="P49" style:family="paragraph" style:parent-style-name="List_20_Number"/>
    <style:style style:name="P50" style:family="paragraph" style:parent-style-name="List_20_Number"/>
    <style:style style:name="P51" style:family="paragraph" style:parent-style-name="List_20_Number"/>
    <style:style style:name="P52" style:family="paragraph" style:parent-style-name="List_20_Number"/>
    <style:style style:name="P53" style:family="paragraph" style:parent-style-name="List_20_Number"/>
    <style:style style:name="P54" style:family="paragraph" style:parent-style-name="List_20_Number"/>
    <style:style style:name="P55" style:family="paragraph" style:parent-style-name="List_20_Number">
      <style:text-properties style:font-name="Times New Roman2" fo:font-size="12pt" fo:font-style="normal" fo:font-weight="normal"/>
    </style:style>
    <style:style style:name="P56" style:family="paragraph" style:parent-style-name="Contents_20_1">
      <style:paragraph-properties>
        <style:tab-stops>
          <style:tab-stop style:position="6in" style:type="right" style:leader-style="dotted" style:leader-text="."/>
        </style:tab-stops>
      </style:paragraph-properties>
    </style:style>
    <style:style style:name="P57" style:family="paragraph" style:parent-style-name="List_20_Bullet">
      <style:text-properties fo:font-size="12pt" style:font-size-asian="12pt" style:font-size-complex="12pt"/>
    </style:style>
    <style:style style:name="P58" style:family="paragraph" style:parent-style-name="Contents_20_3">
      <style:paragraph-properties>
        <style:tab-stops>
          <style:tab-stop style:position="5.6665in" style:type="right" style:leader-style="dotted" style:leader-text="."/>
        </style:tab-stops>
      </style:paragraph-properties>
    </style:style>
    <style:style style:name="P5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0" style:family="paragraph" style:parent-style-name="Contents_20_4">
      <style:paragraph-properties>
        <style:tab-stops>
          <style:tab-stop style:position="5.4102in" style:type="right" style:leader-style="dotted" style:leader-text="."/>
        </style:tab-stops>
      </style:paragraph-properties>
    </style:style>
    <style:style style:name="T1" style:family="text">
      <style:text-properties fo:language="nl" fo:country="BE"/>
    </style:style>
    <style:style style:name="T2" style:family="text">
      <style:text-properties fo:font-weight="bold"/>
    </style:style>
    <style:style style:name="T3" style:family="text">
      <style:text-properties fo:font-size="12pt" style:font-size-asian="12pt" style:font-size-complex="12pt"/>
    </style:style>
    <style:style style:name="T4" style:family="text">
      <style:text-properties fo:font-size="12pt" fo:font-weight="normal" style:font-size-asian="12pt" style:font-size-complex="12pt"/>
    </style:style>
    <style:style style:name="T5" style:family="text">
      <style:text-properties fo:font-weight="normal"/>
    </style:style>
    <style:style style:name="T6" style:family="text">
      <style:text-properties fo:color="#000000" style:font-name="Times New Roman2" style:font-name-asian="Courier New1" style:font-size-asian="9pt" style:font-name-complex="Courier New1" style:font-size-complex="9pt"/>
    </style:style>
    <style:style style:name="T7" style:family="text">
      <style:text-properties fo:color="#000000" style:font-name="Times New Roman2" fo:font-size="14pt" style:font-name-asian="Courier New1" style:font-size-asian="9pt" style:font-name-complex="Courier New1" style:font-size-complex="9pt"/>
    </style:style>
    <style:style style:name="T8" style:family="text">
      <style:text-properties fo:color="#000000" style:font-name="Courier New1" fo:font-size="14pt" style:font-name-asian="Courier New1" style:font-size-asian="9pt" style:font-name-complex="Courier New1" style:font-size-complex="9pt"/>
    </style:style>
    <style:style style:name="T9" style:family="text">
      <style:text-properties style:font-name="Times New Roman2" fo:font-size="12pt"/>
    </style:style>
    <style:style style:name="T10" style:family="text">
      <style:text-properties style:font-name="Arial1" fo:font-size="12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xCAT 2.0 Roadrunner Cookbook <text:s/></text:p>
      <text:p text:style-name="P17">04/06/2008</text:p>
      <text:p text:style-name="Date"/>
      <text:p text:style-name="Date"/>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1.0Release Description<text:tab/>3</text:p>
          <text:p text:style-name="P56">2.0Installing the Management Node <text:tab/>3</text:p>
          <text:p text:style-name="P41">2.1Installing Fedora 8<text:tab/>3</text:p>
          <text:p text:style-name="P41">2.2Installing <text:s/>xCAT 2.0<text:tab/>4</text:p>
          <text:p text:style-name="P58">2.2.1Download xCAT2.0<text:tab/>4</text:p>
          <text:p text:style-name="P58">2.2.2Extract xCAT2.0<text:tab/>4</text:p>
          <text:p text:style-name="P58">2.2.3Get Fedora 8 OSS dependencies<text:tab/>5</text:p>
          <text:p text:style-name="P58">2.2.4Setup OSS repository<text:tab/>6</text:p>
          <text:p text:style-name="P58">2.2.5Install Dependencies<text:tab/>6</text:p>
          <text:p text:style-name="P58">2.2.6Install xCAT 2.0 software<text:tab/>6</text:p>
          <text:p text:style-name="P58">2.2.7Test xCAT installation<text:tab/>6</text:p>
          <text:p text:style-name="P58">2.2.8Update xCAT 2.0 software<text:tab/>7</text:p>
          <text:p text:style-name="P58">2.2.9Setup Yum for Fedora8 installs <text:tab/>7</text:p>
          <text:p text:style-name="P56">3.0xCAT Hierarchy using Service nodes<text:tab/>8</text:p>
          <text:p text:style-name="P41">3.1Switching to <text:s/>PostgreSQL Database<text:tab/>8</text:p>
          <text:p text:style-name="P41">3.2Define the <text:s/>service nodes in the database<text:tab/>11</text:p>
          <text:p text:style-name="P58">3.2.1Define Service Nodes and bmc <text:s/>in nodelist table<text:tab/>11</text:p>
          <text:p text:style-name="P58">3.2.2Define <text:s/>Service Nodes in noderes table<text:tab/>11</text:p>
          <text:p text:style-name="P58">3.2.3Define Service Nodes in ipmi table<text:tab/>11</text:p>
          <text:p text:style-name="P58">3.2.4Define Service Nodes and bmc in nodehm table<text:tab/>12</text:p>
          <text:p text:style-name="P58">3.2.5Define Service Nodes and bmc <text:s/>in nodetype table<text:tab/>12</text:p>
          <text:p text:style-name="P58">3.2.6Define Service Nodes in site table<text:tab/>12</text:p>
          <text:p text:style-name="P58">3.2.7Define Service Node OS and Profile attributes<text:tab/>12</text:p>
          <text:p text:style-name="P56">4.0Setup Services <text:tab/>12</text:p>
          <text:p text:style-name="P41">4.1Setup networks Table<text:tab/>12</text:p>
          <text:p text:style-name="P41">4.2Setup DNS<text:tab/>12</text:p>
          <text:p text:style-name="P41">4.3Setup AMM<text:tab/>13</text:p>
          <text:p text:style-name="P41">4.4Setup Conserver<text:tab/>14</text:p>
          <text:p text:style-name="P41">4.5Get MAC addresses<text:tab/>14</text:p>
          <text:p text:style-name="P41">4.6Setup DHCP<text:tab/>14</text:p>
          <text:p text:style-name="P41">4.7Startup TFTP<text:tab/>15</text:p>
          <text:p text:style-name="P56">5.0Define Compute Nodes in the Database<text:tab/>15</text:p>
          <text:p text:style-name="P41">5.1Setup the nodelist Table<text:tab/>15</text:p>
          <text:p text:style-name="P41">5.2Setup the noderes Table<text:tab/>16</text:p>
          <text:p text:style-name="P58">5.2.1 Sample noderes table<text:tab/>17</text:p>
          <text:p text:style-name="P58">5.2.2Setting up which services run on the Service Nodes<text:tab/>17</text:p>
          <text:p text:style-name="P41"><text:soft-page-break/>5.3Setup nodetype table<text:tab/>18</text:p>
          <text:p text:style-name="P60">5.3.1.1Sample nodetype table<text:tab/>18</text:p>
          <text:p text:style-name="P41">5.4Setup passwords in passwd table<text:tab/>18</text:p>
          <text:p text:style-name="P41">5.5Setup deps Table for proper boot sequence<text:tab/>18</text:p>
          <text:p text:style-name="P60">5.5.1.1Sample deps table:<text:tab/>18</text:p>
          <text:p text:style-name="P56">6.0 Build the service node stateless image<text:tab/>19</text:p>
          <text:p text:style-name="P41">6.1 Install the Service Nodes<text:tab/>20</text:p>
          <text:p text:style-name="P41">6.2 Test Service Node installation<text:tab/>20</text:p>
          <text:p text:style-name="P56">7.0 iSCSI install QS22 blades<text:tab/>20</text:p>
          <text:p text:style-name="P41">7.1 Build QS22 Stateless image<text:tab/>21</text:p>
          <text:p text:style-name="P41">7.2Install QS22 Stateless image <text:tab/>22</text:p>
          <text:p text:style-name="P41">7.3Update QS22 Stateless image<text:tab/>23</text:p>
          <text:p text:style-name="P41">7.4Build <text:s/>and Install QS22 Compressed Image<text:tab/>24</text:p>
          <text:p text:style-name="P58">7.4.1Build aufs<text:tab/>24</text:p>
          <text:p text:style-name="P58">7.4.2Generate <text:s/>the compressed image<text:tab/>24</text:p>
          <text:p text:style-name="P58">7.4.3Pack and install <text:s text:c="2"/>the compressed image<text:tab/>25</text:p>
          <text:p text:style-name="P58">7.4.4Check Memory Usage<text:tab/>25</text:p>
          <text:p text:style-name="P58">7.4.5Switch to <text:s/>iSCSI for more setup<text:tab/>26</text:p>
          <text:p text:style-name="P56">8.0Build LS21 Stateless image<text:tab/>26</text:p>
          <text:p text:style-name="P41">8.1Update LS21 Stateless image<text:tab/>28</text:p>
          <text:p text:style-name="P41">8.2Build <text:s/>and Install LS21Compressed Image<text:tab/>28</text:p>
          <text:p text:style-name="P58">8.2.1Build aufs<text:tab/>29</text:p>
          <text:p text:style-name="P58">8.2.2Generate <text:s/>and pack the compressed image<text:tab/>29</text:p>
          <text:p text:style-name="P58">8.2.3Install the image<text:tab/>30</text:p>
          <text:p text:style-name="P60">8.2.3.1Check memory usage:<text:tab/>30</text:p>
          <text:p text:style-name="P56">9.0 Service Node to Compute Node ssh setup<text:tab/>30</text:p>
          <text:p text:style-name="P56">10.0 Building image for 64K pages<text:tab/>31</text:p>
          <text:p text:style-name="P41">10.1 Rebuild aufs<text:tab/>32</text:p>
          <text:p text:style-name="P41">10.2Test unsquashed:<text:tab/>33</text:p>
          <text:p text:style-name="P58">10.2.1 Check memory<text:tab/>33</text:p>
          <text:p text:style-name="P41">10.3Test squash<text:tab/>34</text:p>
          <text:p text:style-name="P58">10.3.1 Check memory<text:tab/>34</text:p>
          <text:p text:style-name="P41">10.4 Switch back to 4K pages<text:tab/>34</text:p>
          <text:p text:style-name="P56">11.0 Installing OpenLDAP<text:tab/>35</text:p>
          <text:p text:style-name="P41">11.1Setup LDAP Server<text:tab/>35</text:p>
          <text:p text:style-name="P58">11.1.1Install the <text:s/>LDAP rpms <text:tab/>36</text:p>
          <text:p text:style-name="P58">11.1.2 Configure LDAP<text:tab/>37</text:p>
          <text:p text:style-name="P58">11.1.3 Migrate Users<text:tab/>38</text:p>
          <text:p text:style-name="P41">11.2 Setup LDAP Client<text:tab/>38</text:p>
          <text:p text:style-name="P58">11.2.1Install LDAP into the image<text:tab/>38</text:p>
          <text:p text:style-name="P58">11.2.2 Update the ldap configuration <text:tab/>39</text:p>
          <text:p text:style-name="P58">11.2.3 Build the image and <text:s/>install <text:tab/>40</text:p>
          <text:p text:style-name="P56">12.0 Setup Hierarchical LDAP<text:tab/>40</text:p>
          <text:p text:style-name="P56">13.0 Install <text:s/>Torque<text:tab/>40</text:p>
          <text:p text:style-name="P41">13.1 <text:s/>Setup Torque Server<text:tab/>40</text:p>
          <text:p text:style-name="P41">13.2Configure Torque<text:tab/>41</text:p>
          <text:p text:style-name="P41"><text:soft-page-break/>13.3 Define Nodes<text:tab/>41</text:p>
          <text:p text:style-name="P41">13.4 Setup and Start Service<text:tab/>42</text:p>
          <text:p text:style-name="P41">13.5 Install pbstop<text:tab/>42</text:p>
          <text:p text:style-name="P41">13.6 Install Perl Curses for PBS top<text:tab/>42</text:p>
          <text:p text:style-name="P41">13.7 Create a Torque default queue<text:tab/>42</text:p>
          <text:p text:style-name="P41">13.8 Setup Torque Client ( x86_64 only)<text:tab/>43</text:p>
          <text:p text:style-name="P58">13.8.1 Install Torque<text:tab/>43</text:p>
          <text:p text:style-name="P58">13.8.2 Configure Torque<text:tab/>43</text:p>
          <text:p text:style-name="P60">13.8.2.1 Setup Access<text:tab/>43</text:p>
          <text:p text:style-name="P60">13.8.2.2Setup node to node ssh for root <text:tab/>44</text:p>
          <text:p text:style-name="P58">13.8.3 <text:s/>Pack and Install image<text:tab/>44</text:p>
          <text:p text:style-name="P56">14.0 Setup Moab<text:tab/>44</text:p>
          <text:p text:style-name="P41">14.1 Install Moab<text:tab/>45</text:p>
          <text:p text:style-name="P41">14.2Configure Moab<text:tab/>45</text:p>
          <text:p text:style-name="P58">14.2.1 Start Moab<text:tab/>46</text:p>
          <text:p text:style-name="P56">15.0References<text:tab/>46</text:p>
        </text:index-body>
      </text:table-of-content>
      <text:p text:style-name="P1"/>
      <text:h text:style-name="Heading_20_1" text:outline-level="1">Release Description</text:h>
      <text:p text:style-name="Standard">xCAT 2.0 is a complete rewrite of xCAT 1.2/1.3 implementing <text:s/>a <text:s/>new architecture. <text:s/>See xCAT2.0 Beta Cookbook for more details about the 2.0 product: <text:a xlink:type="simple" xlink:href="http://xcat.sourceforge.net/xCAT2.0.pdf">http://xcat.sourceforge.net/xCAT2.0.pdf</text:a> <text:s/>All commands are client/server, authenticated, logged and policy driven. <text:s/>The clients can be run on any OS with Perl, including Windows. <text:s/>The code has been completely rewritten in Perl, and <text:s/>table data is now stored in a relational database. <text:s text:c="3"/></text:p>
      <text:h text:style-name="P19" text:outline-level="2" text:is-list-header="true"/>
      <text:h text:style-name="Heading_20_1" text:outline-level="1">Installing the Management Node </text:h>
      <text:h text:style-name="Heading_20_2" text:outline-level="2">Installing Fedora 8</text:h>
      <text:p text:style-name="Standard"/>
      <text:p text:style-name="Standard">Ensure that your networks are setup correctly.</text:p>
      <text:p text:style-name="Standard"/>
      <text:list text:style-name="WW8Num9">
        <text:list-item>
          <text:p text:style-name="List_20_Number">Get Fedora ISOs and place in /root/xcat2:</text:p>
        </text:list-item>
      </text:list>
      <text:p text:style-name="Text_20_body"/>
      <text:p text:style-name="P11"><text:s text:c="6"/>mkdir /root/xcat2</text:p>
      <text:p text:style-name="P11"><text:s text:c="6"/>cd /root/xcat2</text:p>
      <text:p text:style-name="P11"><text:s text:c="6"/>wget <text:s/><text:a xlink:type="simple" xlink:href="ftp://download.fedora.redhat.com/pub/fedora/linux/releases/8/Fedora/x86_64/iso/Fedora-8-x86_64-DVD.iso">ftp://download.fedora.redhat.com/pub/fedora/linux/releases/8/Fedora/x86_64/iso/Fedora-8-x86_64-DVD.iso</text:a></text:p>
      <text:p text:style-name="P11"/>
      <text:p text:style-name="P11"><text:s text:c="5"/>wget<text:a xlink:type="simple" xlink:href="ftp://download.fedora.redhat.com/pub/fedora/linux/releases/8/Fedora/ppc/iso/Fedora-8-ppc-DVD.iso">ftp://download.fedora.redhat.com/pub/fedora/linux/releases/8/Fedora/ppc/iso/Fedora-8-ppc-DVD.iso</text:a></text:p>
      <text:p text:style-name="P11"><text:a xlink:type="simple" xlink:href="ftp://download.fedora.redhat.com/pub/fedora/linux/releases/8/Fedora/ppc/iso/Fedora-8-ppc-DVD.iso"/></text:p>
      <text:p text:style-name="P11"><text:soft-page-break/><text:s/></text:p>
      <text:list text:style-name="WW8Num9" text:continue-numbering="true">
        <text:list-item>
          <text:p text:style-name="List_20_Number">Create YUM repository:</text:p>
        </text:list-item>
      </text:list>
      <text:p text:style-name="Text_20_body"/>
      <text:p text:style-name="Text_20_body_20_indent">mkdir /root/xcat2/fedora8</text:p>
      <text:p text:style-name="Text_20_body_20_indent">mount -r -o loop /root/xcat2/Fedora-8-x86_64-DVD.iso /root/xcat2/fedora8</text:p>
      <text:p text:style-name="Text_20_body_20_indent"/>
      <text:p text:style-name="Text_20_body_20_indent">cd /etc/yum.repos.d</text:p>
      <text:p text:style-name="Text_20_body_20_indent">mkdir ORIG</text:p>
      <text:p text:style-name="Text_20_body_20_indent">mv fedora*.repo ORIG</text:p>
      <text:p text:style-name="Text_20_body_20_indent"/>
      <text:p text:style-name="Text_20_body_20_indent">Create fedora.repo with contents:</text:p>
      <text:p text:style-name="Text_20_body_20_indent"/>
      <text:p text:style-name="Text_20_body_20_indent">[fedora]</text:p>
      <text:p text:style-name="Text_20_body_20_indent">name=Fedora $releasever - $basearch</text:p>
      <text:p text:style-name="Text_20_body_20_indent">baseurl=file:///root/xcat2/fedora8</text:p>
      <text:p text:style-name="Text_20_body_20_indent">enabled=1</text:p>
      <text:p text:style-name="Text_20_body_20_indent">gpgcheck=0</text:p>
      <text:p text:style-name="Text_20_body_20_indent"/>
      <text:p text:style-name="P11"/>
      <text:list text:style-name="WW8Num9" text:continue-numbering="true">
        <text:list-item>
          <text:p text:style-name="List_20_Number">Install createrepo</text:p>
        </text:list-item>
      </text:list>
      <text:p text:style-name="Text_20_body_20_indent">yum install createrepo</text:p>
      <text:h text:style-name="Heading_20_2" text:outline-level="2">Installing <text:s/>xCAT 2.0</text:h>
      <text:h text:style-name="Heading_20_3" text:outline-level="3">Download xCAT2.0</text:h>
      <text:p text:style-name="Standard"/>
      <text:p text:style-name="Text_20_body_20_indent">cd /root/xcat2</text:p>
      <text:p text:style-name="Text_20_body_20_indent">wget http://xcat.sourceforge.net/yum/core-rpms-snap.tar.bz2</text:p>
      <text:p text:style-name="Text_20_body_20_indent">wget http://xcat.sourceforge.net/yum/dep-rpms-snap.tar.bz2</text:p>
      <text:h text:style-name="Heading_20_3" text:outline-level="3">Extract xCAT2.0</text:h>
      <text:p text:style-name="Standard"/>
      <text:p text:style-name="Text_20_body_20_indent">cd /root/xcat2</text:p>
      <text:p text:style-name="Text_20_body_20_indent">tar jxvf core-rpms-snap.tar.bz2</text:p>
      <text:p text:style-name="Text_20_body_20_indent">tar jxvf dep-rpms-snap.tar.bz2</text:p>
      <text:p text:style-name="Text_20_body_20_indent"/>
      <text:h text:style-name="Heading_20_3" text:outline-level="3"><text:soft-page-break/>Get Fedora 8 OSS dependencies</text:h>
      <text:p text:style-name="Standard"/>
      <text:p text:style-name="Text_20_body_20_indent">cd /root/xcat2/dep-snap</text:p>
      <text:p text:style-name="P11"/>
      <text:p text:style-name="Text_20_body_20_indent">wget <text:a xlink:type="simple" xlink:href="http://download.fedora.redhat.com/pub/fedora/linux/releases/8/Everything/x86_64/os/Packages/perl-Net-SNMP-5.2.0-1.fc8.1.noarch.rpm">http://download.fedora.redhat.com/pub/fedora/linux/releases/8/Everything/x86_64/os/Packages/perl-Net-SNMP-5.2.0-1.fc8.1.noarch.rpm</text:a></text:p>
      <text:p text:style-name="Text_20_body_20_indent">wget <text:a xlink:type="simple" xlink:href="http://download.fedora.redhat.com/pub/fedora/linux/releases/8/Everything/x86_64/os/Packages/perl-XML-Simple-2.17-1.fc8.noarch.rpm">http://download.fedora.redhat.com/pub/fedora/linux/releases/8/Everything/x86_64/os/Packages/perl-XML-Simple-2.17-1.fc8.noarch.rpm</text:a></text:p>
      <text:p text:style-name="Text_20_body_20_indent">wget <text:a xlink:type="simple" xlink:href="http://download.fedora.redhat.com/pub/fedora/linux/releases/8/Everything/x86_64/os/Packages/perl-Crypt-DES-2.05-4.fc7.x86_64.rpm">http://download.fedora.redhat.com/pub/fedora/linux/releases/8/Everything/x86_64/os/Packages/perl-Crypt-DES-2.05-4.fc7.x86_64.rpm</text:a></text:p>
      <text:p text:style-name="Text_20_body_20_indent">wget <text:a xlink:type="simple" xlink:href="http://download.fedora.redhat.com/pub/fedora/linux/releases/8/Everything/x86_64/os/Packages/net-snmp-perl-5.4.1-4.fc8.x86_64.rpm">http://download.fedora.redhat.com/pub/fedora/linux/releases/8/Everything/x86_64/os/Packages/net-snmp-perl-5.4.1-4.fc8.x86_64.rpm</text:a></text:p>
      <text:p text:style-name="Text_20_body_20_indent">wget <text:a xlink:type="simple" xlink:href="http://download.fedora.redhat.com/pub/fedora/linux/releases/8/Everything/x86_64/os/Packages/ksh-20070628-1.1.fc8.x86_64.rpm">http://download.fedora.redhat.com/pub/fedora/linux/releases/8/Everything/x86_64/os/Packages/ksh-20070628-1.1.fc8.x86_64.rpm</text:a></text:p>
      <text:p text:style-name="Text_20_body_20_indent">wget <text:a xlink:type="simple" xlink:href="http://download.fedora.redhat.com/pub/fedora/linux/releases/8/Everything/x86_64/os/Packages/perl-IO-Socket-INET6-2.51-2.fc8.1.noarch.rpm">http://download.fedora.redhat.com/pub/fedora/linux/releases/8/Everything/x86_64/os/Packages/perl-IO-Socket-INET6-2.51-2.fc8.1.noarch.rpm</text:a></text:p>
      <text:p text:style-name="Text_20_body_20_indent">wget</text:p>
      <text:p text:style-name="Text_20_body_20_indent"><text:a xlink:type="simple" xlink:href="http://download.fedora.redhat.com/pub/fedora/linux/releases/8/Everything/x86_64/os/Packages/dhcp-3.0.6-10.fc8.x86_64.rpm">http://download.fedora.redhat.com/pub/fedora/linux/releases/8/Everything/x86_64/os/Packages/dhcp-3.0.6-10.fc8.x86_64.rpm</text:a></text:p>
      <text:p text:style-name="Text_20_body_20_indent">wget <text:a xlink:type="simple" xlink:href="http://download.fedora.redhat.com/pub/fedora/linux/releases/8/Everything/x86_64/os/Packages/syslinux-3.36-7.fc8.x86_64.rpm">http://download.fedora.redhat.com/pub/fedora/linux/releases/8/Everything/x86_64/os/Packages/syslinux-3.36-7.fc8.x86_64.rpm</text:a></text:p>
      <text:p text:style-name="Text_20_body_20_indent">wget <text:a xlink:type="simple" xlink:href="http://download.fedora.redhat.com/pub/fedora/linux/releases/8/Everything/x86_64/os/Packages/mtools-3.9.11-2.fc8.x86_64.rpm">http://download.fedora.redhat.com/pub/fedora/linux/releases/8/Everything/x86_64/os/Packages/mtools-3.9.11-2.fc8.x86_64.rpm</text:a></text:p>
      <text:p text:style-name="Text_20_body_20_indent">wget <text:a xlink:type="simple" xlink:href="http://download.fedora.redhat.com/pub/fedora/linux/releases/8/Everything/x86_64/os/Packages/expect-5.43.0-9.fc8.x86_64.rpm">http://download.fedora.redhat.com/pub/fedora/linux/releases/8/Everything/x86_64/os/Packages/expect-5.43.0-9.fc8.x86_64.rpm</text:a></text:p>
      <text:p text:style-name="Text_20_body_20_indent">wget <text:a xlink:type="simple" xlink:href="http://download.fedora.redhat.com/pub/fedora/linux/releases/8/Everything/x86_64/os/Packages/perl-DBD-SQLite-1.12-2.fc8.1.x86_64.rpm">http://download.fedora.redhat.com/pub/fedora/linux/releases/8/Everything/x86_64/os/Packages/perl-DBD-SQLite-1.12-2.fc8.1.x86_64.rpm</text:a></text:p>
      <text:p text:style-name="Text_20_body_20_indent">wget <text:a xlink:type="simple" xlink:href="http://download.fedora.redhat.com/pub/fedora/linux/releases/8/Everything/x86_64/os/Packages/perl-Expect-1.20-1.fc8.1.noarch.rpm">http://download.fedora.redhat.com/pub/fedora/linux/releases/8/Everything/x86_64/os/Packages/perl-Expect-1.20-1.fc8.1.noarch.rpm</text:a></text:p>
      <text:p text:style-name="Text_20_body_20_indent"><text:soft-page-break/>wget <text:a xlink:type="simple" xlink:href="http://download.fedora.redhat.com/pub/fedora/linux/releases/8/Everything/x86_64/os/Packages/perl-IO-Tty-1.07-2.fc8.1.x86_64.rpm">http://download.fedora.redhat.com/pub/fedora/linux/releases/8/Everything/x86_64/os/Packages/perl-IO-Tty-1.07-2.fc8.1.x86_64.rpm</text:a></text:p>
      <text:p text:style-name="Text_20_body_20_indent">wget <text:a xlink:type="simple" xlink:href="http://mirrors.usc.edu/pub/linux/distributions/fedora/linux/releases/8/Everything/x86_64/os/Packages/scsi-target-utils-0.0-1.20070803snap.fc8.x86_64.rpm">http://mirrors.usc.edu/pub/linux/distributions/fedora/linux/releases/8/Everything/x86_64/os/Packages/scsi-target-utils-0.0-1.20070803snap.fc8.x86_64.rpm</text:a></text:p>
      <text:p text:style-name="Text_20_body_20_indent"/>
      <text:h text:style-name="Heading_20_3" text:outline-level="3">Setup OSS repository</text:h>
      <text:p text:style-name="Text_20_body_20_indent">cd /root/xcat2/dep-snap</text:p>
      <text:p text:style-name="Text_20_body_20_indent">./mklocalrepo.sh</text:p>
      <text:p text:style-name="Text_20_body_20_indent">createrepo $PWD</text:p>
      <text:p text:style-name="Text_20_body_20_indent">yum clean metadata</text:p>
      <text:p text:style-name="Standard"/>
      <text:h text:style-name="Heading_20_3" text:outline-level="3">Install Dependencies</text:h>
      <text:p text:style-name="Standard"/>
      <text:p text:style-name="Text_20_body_20_indent">yum install rpm-build perl-IO-Socket-SSL perl-Net-SSLeay \</text:p>
      <text:p text:style-name="Text_20_body_20_indent"><text:s text:c="4"/>perl-Digest-HMAC perl-Digest-SHA1 bind dhcp \</text:p>
      <text:p text:style-name="Text_20_body_20_indent"><text:s text:c="4"/>perl-Expect perl-IO-Socket-INET6 syslinux \</text:p>
      <text:p text:style-name="Text_20_body_20_indent"><text:s text:c="4"/>perl-Net-SNMP perl-XML-Simple \</text:p>
      <text:p text:style-name="Text_20_body_20_indent"><text:s text:c="4"/>net-snmp-perl expect ksh atftp conserver \</text:p>
      <text:p text:style-name="Text_20_body_20_indent"><text:s text:c="4"/>fping ipmitool perl-DBD-SQLite</text:p>
      <text:p text:style-name="Text_20_body_20_indent"/>
      <text:h text:style-name="Heading_20_3" text:outline-level="3">Install xCAT 2.0 software</text:h>
      <text:p text:style-name="Standard"/>
      <text:p text:style-name="Text_20_body_20_indent">cd /root/xcat2/core-snap</text:p>
      <text:p text:style-name="Text_20_body_20_indent">./mklocalrepo.sh</text:p>
      <text:p text:style-name="Text_20_body_20_indent">createrepo $PWD</text:p>
      <text:p text:style-name="Text_20_body_20_indent">yum clean metadata</text:p>
      <text:p text:style-name="Text_20_body_20_indent">yum install xCAT-2.0</text:p>
      <text:h text:style-name="Heading_20_3" text:outline-level="3">Test xCAT installation</text:h>
      <text:p text:style-name="Standard"/>
      <text:p text:style-name="Text_20_body_20_indent">source /etc/profile.d/xcat.sh</text:p>
      <text:p text:style-name="Text_20_body_20_indent">tabdump site</text:p>
      <text:p text:style-name="Text_20_body_20_indent"/>
      <text:p text:style-name="Standard"><text:soft-page-break/></text:p>
      <text:h text:style-name="Heading_20_3" text:outline-level="3">Update xCAT 2.0 software</text:h>
      <text:p text:style-name="Standard"/>
      <text:p text:style-name="Standard">If you need to update the xCAT2.0 rpms later <text:s/>with a new copy:</text:p>
      <text:p text:style-name="Standard"/>
      <text:p text:style-name="Text_20_body_20_indent">cp &lt;new rpms&gt; /root/xcat2/core-snap</text:p>
      <text:p text:style-name="Text_20_body_20_indent">cd /root/xcat2/core-snap</text:p>
      <text:p text:style-name="Text_20_body_20_indent">./mklocalrepo.sh</text:p>
      <text:p text:style-name="Text_20_body_20_indent">createrepo $PWD</text:p>
      <text:p text:style-name="Text_20_body_20_indent">yum update</text:p>
      <text:p text:style-name="Standard">If you have a service node stateless image, <text:s/>don't forget to update the image with the new xCAT rpms. <text:s/>See xxxxxx building stateless images for service nodes. </text:p>
      <text:p text:style-name="Standard"/>
      <text:p text:style-name="Text_20_body_20_indent">cp -pf /etc/yum.repos.d/*.repo /install/netboot/fedora9/x86_64/service/rootimg/etc/yum.repos.d</text:p>
      <text:p text:style-name="Text_20_body_20_indent">yum --installroot=/install/netboot/fedora8/x86_64/service/rootimg update</text:p>
      <text:p text:style-name="Text_20_body_20_indent"/>
      <text:h text:style-name="Heading_20_3" text:outline-level="3">Setup Yum for Fedora8 installs </text:h>
      <text:p text:style-name="Standard"/>
      <text:p text:style-name="Text_20_body_20_indent"/>
      <text:p text:style-name="Text_20_body_20_indent">umount /root/xcat2/fedora8</text:p>
      <text:p text:style-name="Text_20_body_20_indent">chtab key=installdir site.value=/install</text:p>
      <text:p text:style-name="Text_20_body_20_indent">cd /root/xcat2</text:p>
      <text:p text:style-name="Text_20_body_20_indent">copycds Fedora-8-x86_64-DVD.iso</text:p>
      <text:p text:style-name="Text_20_body_20_indent">copycds Fedora-8-ppc-DVD.iso</text:p>
      <text:p text:style-name="Text_20_body_20_indent">Edit /etc/yum.repos.d/fedora.repo</text:p>
      <text:p text:style-name="Text_20_body_20_indent"/>
      <text:p text:style-name="Text_20_body_20_indent">Change</text:p>
      <text:p text:style-name="Text_20_body_20_indent">baseurl=file:///tmp/fedora8</text:p>
      <text:p text:style-name="Text_20_body_20_indent">to</text:p>
      <text:p text:style-name="Text_20_body_20_indent">baseurl=file:///install/fedora8/x86_64</text:p>
      <text:p text:style-name="Text_20_body_20_indent"/>
      <text:p text:style-name="Text_20_body_20_indent"/>
      <text:h text:style-name="Heading_20_2" text:outline-level="2" text:is-list-header="true"><text:soft-page-break/></text:h>
      <text:h text:style-name="Heading_20_1" text:outline-level="1"><text:bookmark-start text:name="_Ref191868728"/><text:reference-mark-start text:name="xCAT Hierarchy using Service nodes"/>xCAT Hierarchy using Service nodes<text:bookmark-end text:name="_Ref191868728"/><text:reference-mark-end text:name="xCAT Hierarchy using Service nodes"/></text:h>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3">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h text:style-name="Heading_20_2" text:outline-level="2">Switching to <text:s/>PostgreSQL Database</text:h>
      <text:p text:style-name="Standard"/>
      <text:p text:style-name="Standard"/>
      <text:p text:style-name="Standard"/>
      <text:p text:style-name="Standard">To setup the postgresql database on the Management Node follow these steps. </text:p>
      <text:p text:style-name="Standard"/>
      <text:p text:style-name="Standard">This example assumes:<text:line-break/>192.168.0.1: ip of master<text:line-break/>xcatdb: database name<text:line-break/>xcatadmin: database role (aka user)<text:line-break/>cluster: database password<text:line-break/>192.168.0.10 &amp; 192.168.0.11 (service nodes)<text:line-break/>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57"/>
      <text:list text:style-name="WW8Num9">
        <text:list-item text:start-value="1">
          <text:p text:style-name="P20">yum install perl-DBD-Pg postgresql-server postgresql</text:p>
        </text:list-item>
      </text:list>
      <text:p text:style-name="P7"/>
      <text:list text:style-name="WW8Num9" text:continue-numbering="true">
        <text:list-item>
          <text:p text:style-name="List_20_Number">Initialize the database :</text:p>
        </text:list-item>
      </text:list>
      <text:p text:style-name="Text_20_body_20_indent">service postgresql initdb</text:p>
      <text:list text:style-name="WW8Num9" text:continue-numbering="true">
        <text:list-header>
          <text:p text:style-name="List_20_Number"><text:span text:style-name="Line_20_numbering"/></text:p>
        </text:list-header>
        <text:list-item>
          <text:p text:style-name="List_20_Number">service postgresql start</text:p>
          <text:p text:style-name="List_20_Number"/>
        </text:list-item>
        <text:list-item>
          <text:p text:style-name="List_20_Number">su – postgres</text:p>
        </text:list-item>
        <text:list-item>
          <text:p text:style-name="List_20_Number">-bash-3.1$ createuser -P xcatadmin<text:line-break/>Enter password for new role: cluster<text:line-break/><text:soft-pag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 createdb -O xcatadmin xcatdb<text:line-break/></text:p>
        </text:list-item>
        <text:list-item>
          <text:p text:style-name="List_20_Number">$ exit</text:p>
        </text:list-item>
        <text:list-item>
          <text:p text:style-name="List_20_Number">cd /var/lib/pgsql/data/</text:p>
        </text:list-item>
        <text:list-item>
          <text:p text:style-name="List_20_Number">Edit the hba configuration file:</text:p>
          <text:p text:style-name="List_20_Number">vi pg_hba.conf<text:line-break/>#lines should look like:<text:line-break/>local all all ident sameuser</text:p>
        </text:list-item>
      </text:list>
      <text:p text:style-name="Text_20_body_20_indent">IPv4 local connections:<text:line-break/>host all all 127.0.0.1/32 md5<text:line-break/>host all all 192.168.0.1/32 md5<text:line-break/>host all all 192.168.0.10/32 md5<text:line-break/>host all all 192.168.0.11/32 md5 <text:s/>where 192.168.0.10 and 11 are service nodes.</text:p>
      <text:p text:style-name="Text_20_body_20_indent"/>
      <text:list text:style-name="WW8Num9" text:continue-numbering="true">
        <text:list-item>
          <text:p text:style-name="List_20_Number">vi postgresql.conf</text:p>
        </text:list-item>
        <text:list-item>
          <text:p text:style-name="List_20_Number">set listen_addresses to '*':<text:line-break/>listen_addresses = '*' <text:s text:c="2"/>This allows remote access. <text:s/><text:span text:style-name="T2">Note:Be sure and uncomment the line</text:span></text:p>
        </text:list-item>
      </text:list>
      <text:p text:style-name="Text_20_body"/>
      <text:list text:style-name="WW8Num9" text:continue-numbering="true">
        <text:list-item>
          <text:p text:style-name="List_20_Number">service postgresql restart</text:p>
        </text:list-item>
      </text:list>
      <text:p text:style-name="Text_20_body"/>
      <text:list text:style-name="WW8Num9" text:continue-numbering="true">
        <text:list-item>
          <text:p text:style-name="List_20_Number">Backup <text:s/>your data to migrate to the new database<text:line-break/>#mkdir -p ~/xcat-dbback</text:p>
        </text:list-item>
      </text:list>
      <text:p text:style-name="Text_20_body_20_indent">dumpxCATdb -p ~/xcat-dbback</text:p>
      <text:list text:style-name="WW8Num9" text:continue-numbering="true">
        <text:list-item>
          <text:p text:style-name="List_20_Number">/etc/sysconfig/xcat should contain these lines, substitute your cluster facing address for 192.168.0.1, and user and password are xcatadmin cluster in this instance</text:p>
        </text:list-item>
      </text:list>
      <text:p text:style-name="Text_20_body_20_indent"><text:line-break/>XCATCFG='Pg:dbname=xcatdb;host=192.168.0.1|xcatadmin|cluster'<text:line-break/>export XCATCFG<text:line-break/>XCATROOT=/opt/xcat<text:line-break/>export XCATROOT</text:p>
      <text:list text:style-name="WW8Num9" text:continue-numbering="true">
        <text:list-item>
          <text:p text:style-name="List_20_Number">copy /etc/sysconfig/xcat to <text:s/>/install/postscripts/sysconfig/xcat for installation on the service nodes. </text:p>
        </text:list-item>
      </text:list>
      <text:p text:style-name="Text_20_body"/>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Text_20_body_20_indent"><text:s/>Pg:dbname=xcatdb;host=192.168.0.1|xcatadmin|cluster</text:p>
      <text:p text:style-name="Text_20_body"><text:soft-page-break/></text:p>
      <text:list text:style-name="WW8Num9" text:continue-numbering="true">
        <text:list-item>
          <text:p text:style-name="List_20_Number">copy /etc/xcat/cfgloc <text:s/>to /install/postscripts/etc/xcat/cfgloc for installation on the service nodes. </text:p>
        </text:list-item>
        <text:list-item>
          <text:p text:style-name="List_20_Number">chmod 700 /etc/sysconfig/xcat <text:s/>and /etc/xcat/cfgloc </text:p>
        </text:list-item>
        <text:list-item>
          <text:p text:style-name="List_20_Number">. /etc/sysconfig/xcat <text:s text:c="4"/>#read the text into the current shell</text:p>
        </text:list-item>
        <text:list-item>
          <text:p text:style-name="List_20_Number">You <text:s/>can add . /etc/sysconfig/xcat <text:s/>to a setup shell script in /etc/profile.d, <text:s/>so the XCATROOT and XCATCFG environment variables are setup when you login. </text:p>
        </text:list-item>
      </text:list>
      <text:p text:style-name="Text_20_body"/>
      <text:list text:style-name="WW8Num9" text:continue-numbering="true">
        <text:list-item>
          <text:p text:style-name="List_20_Number">Start the xcatd daemon using the postgresql database</text:p>
        </text:list-item>
      </text:list>
      <text:p text:style-name="Text_20_body_20_indent">service xcatd restart </text:p>
      <text:list text:style-name="WW8Num9" text:continue-numbering="true">
        <text:list-item>
          <text:p text:style-name="List_20_Number">Restore your database: restorexCATdb -p ~/xcat-dbback to the postgreql database</text:p>
          <text:p text:style-name="List_20_Number"/>
        </text:list-item>
        <text:list-item>
          <text:p text:style-name="List_20_Number">Need to update the policy table:</text:p>
        </text:list-item>
      </text:list>
      <text:p text:style-name="Text_20_body_20_indent"><text:s/>Run this command to get correct Master node name known by ssl:</text:p>
      <text:p text:style-name="Text_20_body_20_indent">openssl x509 -text -in /etc/xcat/cert/server-cert.pem -noout|grep Subject</text:p>
      <text:p text:style-name="Text_20_body_20_indent">Subject: CN=mgt.cluster<text:line-break/>Subject Public Key Info:<text:line-break/>X509v3 Subject Key Identifier:</text:p>
      <text:p text:style-name="P18"/>
      <text:list text:style-name="WW8Num9" text:continue-numbering="true">
        <text:list-item>
          <text:p text:style-name="List_20_Number">Update the policy table with mgt.cluster output from the command: </text:p>
        </text:list-item>
      </text:list>
      <text:p text:style-name="Text_20_body_20_indent">chtab priority=5 policy.name=&lt;mgt.cluster&gt; policy.rule=allow. <text:s/>Note this name must be an MN name that is known by the service nodes. </text:p>
      <text:p text:style-name="Text_20_body"/>
      <text:list text:style-name="WW8Num9" text:continue-numbering="true">
        <text:list-item>
          <text:p text:style-name="List_20_Number">Check the database for the following settings:</text:p>
        </text:list-item>
      </text:list>
      <text:p text:style-name="Text_20_body">[root@mn20 ~]# tabdump site</text:p>
      <text:p text:style-name="Text_20_body">#key,value,comments,disable</text:p>
      <text:p text:style-name="Text_20_body">"xcatiport","3002",,</text:p>
      <text:p text:style-name="Text_20_body">"nameservers","11.16.0.1",,</text:p>
      <text:p text:style-name="Text_20_body">"forwarders","9.114.8.1,9.114.8.2",,</text:p>
      <text:p text:style-name="Text_20_body">"xcatdport","3001",,</text:p>
      <text:p text:style-name="Text_20_body">"domain","foobar.com",,</text:p>
      <text:p text:style-name="Text_20_body"/>
      <text:p text:style-name="Text_20_body">"master","11.16.0.1",, <text:s/>where the Master node is the name or ip address known by the service nodes.</text:p>
      <text:p text:style-name="Text_20_body"/>
      <text:p text:style-name="Text_20_body">[root@mn20 ~]# tabdump policy</text:p>
      <text:p text:style-name="Text_20_body">#priority,name,host,commands,noderange,parameters,time,rule,comments,disable</text:p>
      <text:p text:style-name="Text_20_body"><text:soft-page-break/>"1","root",,,,,,"allow",,</text:p>
      <text:p text:style-name="Text_20_body">"5","mn20",,,,,,"allow",, <text:s text:c="2"/>where mn20 is the output of step 26. </text:p>
      <text:p text:style-name="Text_20_body">"2",,,"getbmcconfig",,,,"allow",,</text:p>
      <text:p text:style-name="Text_20_body">"3",,,"nextdestiny",,,,"allow",,</text:p>
      <text:p text:style-name="Text_20_body">"4",,,"getdestiny",,,,"allow",,</text:p>
      <text:p text:style-name="Text_20_body"/>
      <text:list text:style-name="WW8Num9" text:continue-numbering="true">
        <text:list-item>
          <text:p text:style-name="List_20_Number">chkconfig postgresql on </text:p>
        </text:list-item>
        <text:list-item>
          <text:p text:style-name="List_20_Number">service postgresql restart</text:p>
        </text:list-item>
      </text:list>
      <text:h text:style-name="Heading_20_2" text:outline-level="2">Define the <text:s/>service nodes in the database</text:h>
      <text:p text:style-name="P24">For this example, <text:s/>we have two service nodes rra000 and rrb000. 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24"/>
      <text:p text:style-name="P27">Note: For table attribute definitions run tabdump -d &lt;table name&gt;</text:p>
      <text:h text:style-name="Heading_20_3" text:outline-level="3">Define Service Nodes and bmc <text:s/>in nodelist table</text:h>
      <text:p text:style-name="Standard"/>
      <text:p text:style-name="Text_20_body_20_indent">nodeadd rra000,rrb000 groups=service,ipmi, all</text:p>
      <text:p text:style-name="Text_20_body_20_indent">nodeadd rra000bmc,rrb000bmc groups=bmc,ipmi,all</text:p>
      <text:h text:style-name="Heading_20_3" text:outline-level="3">Define <text:s/>Service Nodes in noderes table</text:h>
      <text:p text:style-name="Standard"/>
      <text:p text:style-name="Text_20_body_20_indent"/>
      <text:p text:style-name="Text_20_body_20_indent">chtab node=service noderes.netboot=pxe</text:p>
      <text:p text:style-name="Text_20_body_20_indent">chtab node=service noderes.servicenode=”11.16.0.1”</text:p>
      <text:p text:style-name="Text_20_body_20_indent">chtab node=service noderes.tftpserver=”11.16.0.1”</text:p>
      <text:p text:style-name="Text_20_body_20_indent">chtab node=service noderes.xcatmaster=”11.16.0.1”</text:p>
      <text:p text:style-name="Text_20_body_20_indent">chtab node=service noderes.serialport=1</text:p>
      <text:p text:style-name="Text_20_body_20_indent">chtab node=service noderes.service=”11.16.0.1”</text:p>
      <text:h text:style-name="Heading_20_3" text:outline-level="3">Define Service Nodes in ipmi table</text:h>
      <text:p text:style-name="Text_20_body_20_indent">nodech rra000 ipmi.bmc=rra000bmc ipmi.userid=USERID ipmi.password=PASSW0RD</text:p>
      <text:p text:style-name="Text_20_body_20_indent">nodech rrb000 ipmi.bmc=rrb000bmc ipmi.userid=USERID ipmi.password=PASSW0RD</text:p>
      <text:h text:style-name="Heading_20_3" text:outline-level="3"><text:soft-page-break/>Define Service Nodes and bmc in nodehm table</text:h>
      <text:p text:style-name="Text_20_body_20_indent">chtab node=service nodehm.cons=ipmi</text:p>
      <text:p text:style-name="Text_20_body_20_indent">chtab node=service nodehm.mgt=ipmi <text:s/>nodehm.serialspeed=19200 nodehm.serialflow=hard</text:p>
      <text:p text:style-name="Text_20_body_20_indent">chtab node=bmc nodehm.mgt=ipmi</text:p>
      <text:h text:style-name="Heading_20_3" text:outline-level="3">Define Service Nodes and bmc <text:s/>in nodetype table</text:h>
      <text:p text:style-name="Text_20_body_20_indent">chtab node=service nodetype.arch=x86_64 nodetype.os=fedora8 nodetype.nodetype=osi</text:p>
      <text:p text:style-name="Text_20_body_20_indent">chtab node=bmc nodetype.nodetype=rsa</text:p>
      <text:p text:style-name="Text_20_body_20_indent"/>
      <text:h text:style-name="Heading_20_3" text:outline-level="3">Define Service Nodes in site table</text:h>
      <text:p text:style-name="Text_20_body_20_indent">chtab key=defserialport site.value=1</text:p>
      <text:p text:style-name="Text_20_body_20_indent">chtab key=defserialspeed site.value=19200</text:p>
      <text:p text:style-name="Text_20_body_20_indent">chtab key=xcatservers site.value=rra000,rrb000</text:p>
      <text:h text:style-name="Heading_20_3" text:outline-level="3">Define Service Node OS and Profile attributes</text:h>
      <text:p text:style-name="Text_20_body_20_indent"/>
      <text:p text:style-name="Text_20_body_20_indent">chtab node=service nodetype.os=fedora8</text:p>
      <text:p text:style-name="Text_20_body_20_indent">chtab node=service noderes.primarynic=eth0 noderes.installnic=eth0</text:p>
      <text:p text:style-name="Text_20_body_20_indent">chtab node=service nodetype.profile=service</text:p>
      <text:p text:style-name="Text_20_body_20_indent"/>
      <text:h text:style-name="Heading_20_1" text:outline-level="1">Setup Services </text:h>
      <text:h text:style-name="Heading_20_2" text:outline-level="2">Setup networks Table</text:h>
      <text:p text:style-name="Text_20_body_20_indent">All networks in the cluster must be defined in the networks table. </text:p>
      <text:h text:style-name="Heading_20_2" text:outline-level="2">Setup DNS</text:h>
      <text:p text:style-name="Text_20_body_20_indent">Set nameserver, forwarders and domain in the site table</text:p>
      <text:p text:style-name="Text_20_body_20_indent"/>
      <text:p text:style-name="Text_20_body_20_indent">chtab key=nameservers site.value=192.168.100.1 (IP of mgmt node)</text:p>
      <text:p text:style-name="Text_20_body_20_indent">chtab key=forwarders site.value=172.16.0.1 (how to get to other DNS)</text:p>
      <text:p text:style-name="Text_20_body_20_indent">chtab key=domain site.value=foobar.com</text:p>
      <text:p text:style-name="Text_20_body_20_indent"/>
      <text:p text:style-name="Text_20_body_20_indent">Edit /etc/hosts:</text:p>
      <text:p text:style-name="Text_20_body_20_indent"/>
      <text:p text:style-name="Text_20_body_20_indent"><text:soft-page-break/>127.0.0.1 <text:s text:c="6"/>localhost.localdomain localhost</text:p>
      <text:p text:style-name="Text_20_body_20_indent">::1 <text:s text:c="12"/>localhost6.localdomain6 localhost6</text:p>
      <text:p text:style-name="Text_20_body_20_indent">192.168.2.100 <text:s text:c="2"/>b7-eth0</text:p>
      <text:p text:style-name="Text_20_body_20_indent">192.168.100.1 <text:s text:c="2"/>b7</text:p>
      <text:p text:style-name="Text_20_body_20_indent">192.168.100.10 <text:s/>blade1</text:p>
      <text:p text:style-name="Text_20_body_20_indent">192.168.100.11 <text:s/>blade2</text:p>
      <text:p text:style-name="Text_20_body_20_indent">192.168.100.12 <text:s/>blade3</text:p>
      <text:p text:style-name="Text_20_body_20_indent">172.30.101.133 <text:s/>amm3</text:p>
      <text:p text:style-name="Text_20_body_20_indent"/>
      <text:p text:style-name="Text_20_body_20_indent">Run:</text:p>
      <text:p text:style-name="Text_20_body_20_indent">makenetworks</text:p>
      <text:p text:style-name="Text_20_body_20_indent"/>
      <text:p text:style-name="Text_20_body_20_indent">makedns</text:p>
      <text:p text:style-name="Text_20_body_20_indent"/>
      <text:p text:style-name="Text_20_body_20_indent">setup /etc/resolv.conf:</text:p>
      <text:p text:style-name="Text_20_body_20_indent">search foobar.com</text:p>
      <text:p text:style-name="Text_20_body_20_indent">nameserver 192.168.100.1</text:p>
      <text:p text:style-name="P11">Start dns:</text:p>
      <text:p text:style-name="P11"/>
      <text:p text:style-name="Text_20_body_20_indent">service named start</text:p>
      <text:p text:style-name="Text_20_body_20_indent">chkconfig --level 345 named on</text:p>
      <text:h text:style-name="Heading_20_2" text:outline-level="2">Setup AMM</text:h>
      <text:p text:style-name="Standard"/>
      <text:p text:style-name="Standard">Note: <text:s/>xCAT will be providing a script to replace this manual process. </text:p>
      <text:p text:style-name="Standard"/>
      <text:p text:style-name="Text_20_body_20_indent">telnet amm3</text:p>
      <text:p text:style-name="Text_20_body_20_indent">env -T mm[1]</text:p>
      <text:p text:style-name="Text_20_body_20_indent">users -1 -ap sha -pp des -ppw PASSW0RD</text:p>
      <text:p text:style-name="Text_20_body_20_indent">users -1 -at set</text:p>
      <text:p text:style-name="Text_20_body_20_indent"/>
      <text:p text:style-name="Text_20_body">As one line copy your id_rsa.pub key from the $ROOTHOME/.ssh/id_rsa.pub file. </text:p>
      <text:p text:style-name="P11"/>
      <text:p text:style-name="Text_20_body_20_indent">users -1 -pk -add ssh-rsa AAAAB3NzaC1yc2EAAAABIwAAAQEA0u4zf9ULqp5jsZPiVlmcg8TWbPrrIyOK+bMbHPmId0OEQvs6Opcl2XqC4VF6POH8zEu6/YmpPphuDqhOmjkou/TXxHgzJ<text:soft-page-break/>KQmZ/gFK7Fr9dFzbwA37eE0edeOK4WOlwNZgH7t+4Bm1fJ1sjELVlR1CjFSm59c6Fts83NKIeU6wuhEOzYG1UywyW1Aj/0rSLOk1pSFklhu9yXwt9RNVyQva7KKFhXFS51WaFRjyjEMU1Mc/AKaHYnNdehVSm3BpksdMIkOVC36/VCXdwqEZWkV0m1pgCIM4K8CPfQUyuP3iaBep2hLA6o8f4bwrXMXAckrORWCKzFuiV3QoBCAJKxKPQ== root@mgt.cluster</text:p>
      <text:p text:style-name="P11"/>
      <text:p text:style-name="Text_20_body_20_indent">NOTE: <text:s/>If you get error with -add type reset and try again. <text:s/>MM Bugs.</text:p>
      <text:p text:style-name="Text_20_body_20_indent"/>
      <text:p text:style-name="Text_20_body_20_indent">Test with:</text:p>
      <text:p text:style-name="Text_20_body_20_indent">ssh USERID@amm3 exit</text:p>
      <text:p text:style-name="Text_20_body_20_indent">TIP to update firmware:</text:p>
      <text:p text:style-name="Text_20_body_20_indent">Put CNETCMUS.pkt in /tftpboot</text:p>
      <text:p text:style-name="Text_20_body_20_indent">telnet AMM</text:p>
      <text:p text:style-name="Text_20_body_20_indent">env -T mm[1]</text:p>
      <text:p text:style-name="Text_20_body_20_indent">update -v -i TFTP_SERVER_IP -l CNETCMUS.pkt </text:p>
      <text:p text:style-name="Text_20_body_20_indent">TIP for SOL to work best telnet to nortel switch and type:</text:p>
      <text:p text:style-name="Text_20_body_20_indent">/cfg/port int1/gig/auto off, for each port. </text:p>
      <text:h text:style-name="Heading_20_2" text:outline-level="2">Setup Conserver</text:h>
      <text:p text:style-name="Text_20_body_20_indent">makeconservercf</text:p>
      <text:p text:style-name="Text_20_body_20_indent">service conserver stop</text:p>
      <text:p text:style-name="Text_20_body_20_indent">service conserver start</text:p>
      <text:p text:style-name="Text_20_body_20_indent">Test a few nodes with rpower and wcons</text:p>
      <text:p text:style-name="Standard"/>
      <text:h text:style-name="Heading_20_2" text:outline-level="2" text:is-list-header="true"/>
      <text:h text:style-name="Heading_20_2" text:outline-level="2">Get MAC addresses</text:h>
      <text:p text:style-name="Text_20_body_20_indent">rinv all macs | </text:p>
      <text:p text:style-name="Text_20_body_20_indent">perl -pi -e 's/([^:]*):.*?ress (\d): (00(:[0-9A-F]{2}){5})/nodech \1 mac.mac=\3 #\2/' | grep \#1</text:p>
      <text:p text:style-name="Text_20_body_20_indent"/>
      <text:p text:style-name="Text_20_body_20_indent">tabdump mac <text:s text:c="2"/>to verify <text:s/>mac addresses in table. </text:p>
      <text:p text:style-name="Standard"/>
      <text:h text:style-name="Heading_20_2" text:outline-level="2">Setup DHCP</text:h>
      <text:p text:style-name="Text_20_body_20_indent">Setup dynamic range for your networks, for example:</text:p>
      <text:p text:style-name="Text_20_body_20_indent"><text:soft-page-break/>chtab net=192.168.100.0 networks.dynamicrange=192.168.100.200-192.168.100.250</text:p>
      <text:p text:style-name="Text_20_body_20_indent"/>
      <text:p text:style-name="Text_20_body_20_indent">Define dhcp interfaces in site table:</text:p>
      <text:p text:style-name="Text_20_body_20_indent">chtab key=dhcpinterfaces site.value=eth1</text:p>
      <text:p text:style-name="Text_20_body_20_indent">Start dhcp:</text:p>
      <text:p text:style-name="Text_20_body_20_indent">service dhcpd restart</text:p>
      <text:p text:style-name="Text_20_body_20_indent">Create dhcp leases files</text:p>
      <text:p text:style-name="Text_20_body_20_indent">makedhcp -n</text:p>
      <text:p text:style-name="Text_20_body_20_indent">service dhcpd restart</text:p>
      <text:p text:style-name="Standard"/>
      <text:p text:style-name="Standard"/>
      <text:p text:style-name="Standard"/>
      <text:h text:style-name="Heading_20_2" text:outline-level="2">Startup TFTP</text:h>
      <text:p text:style-name="Standard"/>
      <text:p text:style-name="Text_20_body_20_indent">mknb x86_64</text:p>
      <text:p text:style-name="Text_20_body_20_indent">service tftpd restart</text:p>
      <text:p text:style-name="Standard"/>
      <text:h text:style-name="Heading_20_1" text:outline-level="1">Define Compute Nodes in the Database</text:h>
      <text:p text:style-name="Standard"/>
      <text:h text:style-name="Heading_20_2" text:outline-level="2"><text:reference-mark-start text:name="Setup the nodelist Table"/>Setup the nodelist Table<text:reference-mark-end text:name="Setup the nodelist Table"/></text:h>
      <text:h text:style-name="Heading_20_4" text:outline-level="4" text:is-list-header="true"/>
      <text:p text:style-name="Standard"/>
      <text:p text:style-name="Standard">The nodelist table contains <text:s/>a node definition for each node in the cluster. <text:s text:c="2"/>We have provided a script to automate these definitions for the RR cluster.</text:p>
      <text:p text:style-name="Standard"/>
      <text:p text:style-name="Standard">/opt/xcat/share/xcat/tools/mkrrnodes <text:s/>will allow you to automatically define as many nodes as you would like to and <text:s/>setup nodegroups needed to manage those nodes. See man mkrrnodes.</text:p>
      <text:p text:style-name="Standard"/>
      <text:p text:style-name="Standard">For example :</text:p>
      <text:p text:style-name="Standard"/>
      <text:p text:style-name="Standard">Running mkrrnodes <text:s text:c="2"/>will define the following nodes with the assigned groups in the nodelist table. <text:s text:c="2"/>These nodegroups will be used in additional xCAT Table setup so that an entry does not have to be made for every node. <text:s text:c="2"/>You can add any additional nodegroups that you would like to define with the tabedit command. </text:p>
      <text:p text:style-name="Standard"/>
      <text:p text:style-name="Text_20_body_20_indent">/opt/xcat/share/xcat/tools/mkrrnode -C b -R 047,048 </text:p>
      <text:p text:style-name="Standard"><text:soft-page-break/></text:p>
      <text:p text:style-name="Standard">adds to the nodelist table the following entries:</text:p>
      <text:p text:style-name="Standard"/>
      <text:p text:style-name="Standard">"rrb047a","rrb047,ls21,cub,opteron,opteron-cub,compute,tb,all,rack06",,,</text:p>
      <text:p text:style-name="Standard">"rrb047b","rrb047,qs22,cub,cell,cell-cub-b,compute,tb,all,rack06",,,</text:p>
      <text:p text:style-name="Standard">"rrb047c","rrb047,qs22,cub,cell,cell-cub-c,compute,tb,all,rack06",,,</text:p>
      <text:p text:style-name="Standard">"rrb048a","rrb048,ls21,cub,opteron,opteron-cub,compute,all,tb,rack06",,,</text:p>
      <text:p text:style-name="Standard">"rrb048b","rrb048,qs22,cub,cell,cell-cub-b,compute,tb,all,rack06",,,</text:p>
      <text:p text:style-name="Standard">"rrb048c","rrb048,qs22,cub,cell,cell-cub-c,compute,tb,all,rack06",,,</text:p>
      <text:p text:style-name="Standard"/>
      <text:h text:style-name="Heading_20_2" text:outline-level="2"><text:reference-mark-start text:name="Setup the noderes Table"/>Setup the noderes Table<text:reference-mark-end text:name="Setup the noderes Table"/></text:h>
      <text:p text:style-name="Text_20_body"/>
      <text:p text:style-name="Text_20_body">The noderes table will define for the node or nodegroup, <text:s/>the service node used to service the node or group, <text:s/>the type of network booting supported, <text:s/>the node which is the tftpserver, dhcpserver,etc as known by the node. <text:s/></text:p>
      <text:p text:style-name="Standard"/>
      <text:p text:style-name="Standard"><text:span text:style-name="T2">If you are using service nodes,</text:span> for each node or nodegroup defined in the noderes table change the service node attribute in the noderes table to point to the name or ip address of it’s service node. </text:p>
      <text:p text:style-name="Standard"/>
      <text:p text:style-name="Standard"><text:s text:c="6"/></text:p>
      <text:p text:style-name="Text_20_body_20_indent">So for nodes <text:s/>in group rrb048, <text:s/>assign rrb000 service node to the node group <text:s/>and the xcatmaster will be the address that the node knows the service node by. <text:s text:c="11"/></text:p>
      <text:p text:style-name="Text_20_body_20_indent"><text:s text:c="5"/><text:span text:style-name="T1">chtab node=opteron-cub noderes.servicenode=rrb000 noderes.xcatmaster=rrb000 </text:span></text:p>
      <text:p text:style-name="P26"><text:s text:c="5"/>chtab node=cell-cub-b <text:s/>noderes.servicenode=rrb000 noderes.xcatmaster=rrb000</text:p>
      <text:p text:style-name="P26"><text:s text:c="5"/>chtab node=cell-cub-c <text:s/>noderes.servicenode=rrb000 noderes.xcatmaster=rrb000</text:p>
      <text:p text:style-name="P26">Note: we are using 3 different nodegroups here because there will be different entries in the noderes table for the cell blades vs the opteron. </text:p>
      <text:p text:style-name="P26">Define the services to run on the servicenode for the node group, for example to setup tftpserver and nfsserver </text:p>
      <text:p text:style-name="P26"><text:s text:c="5"/>chtab node=opteron-cub noderes.tftpserver=rrb000noderes.nfsserver=rrb000 </text:p>
      <text:p text:style-name="P26"><text:s text:c="5"/>chtab node=cell-cub-b <text:s/>noderes.tftpserver=rrb000 noderes.nfsserver=rrb000</text:p>
      <text:p text:style-name="P26"><text:s text:c="5"/>chtab node=cell-cub-c <text:s/>noderes.tftpserver=rrb000 noderes.nfsserver=rrb000 </text:p>
      <text:p text:style-name="P9">Whether or not you are using Service Nodes:</text:p>
      <text:p text:style-name="Text_20_body_20_indent">Define the type of network booting supported by this type of node ( pxe,yaboot). If no service node, <text:s/>the xcatmaster is the Master Node.</text:p>
      <text:p text:style-name="Text_20_body_20_indent"><text:s text:c="5"/>chtab node=opteron-cub noderes.netboot=pxe noderes.master=”11.16.0.1”</text:p>
      <text:p text:style-name="Text_20_body_20_indent"><text:s text:c="5"/>chtab node=cell-cub-b <text:s/>noderes.netboot=yaboot noderes.master=”11.16.0.1”</text:p>
      <text:p text:style-name="Text_20_body_20_indent"><text:s text:c="5"/>chtab node=cell-cub-c <text:s/>noderes.netboot=yaboot noderes.master=”11.16.0.1”</text:p>
      <text:p text:style-name="Text_20_body_20_indent"><text:soft-page-break/>Define the network adapters that will be used for deployment. </text:p>
      <text:p text:style-name="Text_20_body_20_indent">chtab node=opteron-cub <text:s/>noderes.primarynic=eth0 noderes.installnic=eth0 </text:p>
      <text:p text:style-name="Text_20_body_20_indent">chtab node=cell-cub-b <text:s/>noderes.primarynic=eth0 noderes.installnic=eth0 </text:p>
      <text:p text:style-name="Text_20_body_20_indent">chtab node=cell-cub-c <text:s/>noderes.primarynic=eth0 noderes.installnic=eth0 </text:p>
      <text:h text:style-name="Heading_20_3" text:outline-level="3"><text:s/>Sample noderes table</text:h>
      <text:p text:style-name="Standard"/>
      <text:p text:style-name="Text_20_body"><text:s/>Your noderes table will end up looking like this ( if you use service nodes):</text:p>
      <text:p text:style-name="P8">node,servicenode,netboot,tftpserver,nfsserver,monserver,kernel,initrd,kcmdline,nfsdir,serialport,installnic,primarynic,xcatmaster,current_osimage,next_osimage,comments,disable</text:p>
      <text:p text:style-name="Text_20_body_20_indent">"opteron-cub,</text:p>
      <text:p text:style-name="Text_20_body_20_indent">"11.17.0.1","pxe","11.17.0.1","11.17.0.1",,,,,,"1","eth0","eth0",”11.18.0.1",,,,</text:p>
      <text:p text:style-name="Text_20_body_20_indent">"cell-cub-b",</text:p>
      <text:p text:style-name="Text_20_body_20_indent">"11.18.0.1","yaboot","11.18.0.1","11.18.0.1",,,,,,"0","eth0","eth0","11.18.0.1",,,,</text:p>
      <text:p text:style-name="Text_20_body_20_indent">"cell-cub-c",</text:p>
      <text:p text:style-name="Text_20_body_20_indent">"11.18.0.1","yaboot","11.18.0.1","11.18.0.1",,,,,,"0","eth0","eth0","11.18.0.1",,,,</text:p>
      <text:h text:style-name="Heading_20_3" text:outline-level="3">Setting up which services run on the Service Nodes</text:h>
      <text:p text:style-name="Text_20_body_20_indent">Note: <text:s/>if <text:s/>in the noderes table you have an assigned servicenode for a node, <text:s/>and the field for the service (e.g nfsserver) <text:s/>is left blank, <text:s text:c="2"/>it is assumed that you want that service running on the defined service node. <text:s/>So you can either explicitly assign a service node to a node for any given service, <text:s/>or you can leave the fields blank and the service node assigned to the node will run all services for that node. </text:p>
      <text:p text:style-name="Text_20_body_20_indent"/>
      <text:p text:style-name="Text_20_body_20_indent">The settings for the services in the database will determine which services are setup on the service node. <text:s text:c="3"/>These services are setup <text:s/>when the xcatd daemon is started on the service node. </text:p>
      <text:p text:style-name="Text_20_body_20_indent"/>
      <text:list text:style-name="WW8Num9" text:continue-numbering="true">
        <text:list-header>
          <text:p text:style-name="P10"/>
          <text:p text:style-name="P10"><text:s/>The services that are setup by xCAT <text:s/>on the service node <text:s/>are as follows:</text:p>
        </text:list-header>
      </text:list>
      <text:list text:style-name="WW8Num8">
        <text:list-item text:start-value="1">
          <text:p text:style-name="List_20_Bullet_20_2">nfs (always setup)</text:p>
        </text:list-item>
        <text:list-item>
          <text:p text:style-name="List_20_Bullet_20_2">dns</text:p>
        </text:list-item>
        <text:list-item>
          <text:p text:style-name="List_20_Bullet_20_2">conserver</text:p>
        </text:list-item>
        <text:list-item>
          <text:p text:style-name="List_20_Bullet_20_2">tftp</text:p>
        </text:list-item>
        <text:list-item>
          <text:p text:style-name="List_20_Bullet_20_2">http ( automatically installed)</text:p>
        </text:list-item>
        <text:list-item>
          <text:p text:style-name="List_20_Bullet_20_2">dhcp</text:p>
        </text:list-item>
        <text:list-item>
          <text:p text:style-name="List_20_Bullet_20_2">syslog ( always setup)</text:p>
        </text:list-item>
      </text:list>
      <text:h text:style-name="Heading_20_2" text:outline-level="2" text:is-list-header="true"><text:soft-page-break/></text:h>
      <text:h text:style-name="Heading_20_2" text:outline-level="2">Setup nodetype table</text:h>
      <text:p text:style-name="Text_20_body_20_indent">Define the OS and profile type for building the stateless image.</text:p>
      <text:p text:style-name="Text_20_body_20_indent">chtab node=opteron nodetype.os=fedora8 nodetype.profile=compute </text:p>
      <text:p text:style-name="Text_20_body_20_indent">chtab node=cell nodetype.os=fedora8 nodetype.profile=compute</text:p>
      <text:p text:style-name="Text_20_body_20_indent">chtab node=service nodetype.os=fedora8 nodetype.profile=service</text:p>
      <text:h text:style-name="Heading_20_4" text:outline-level="4">Sample nodetype table</text:h>
      <text:p text:style-name="Standard"/>
      <text:p text:style-name="Text_20_body_20_indent">Your nodetype table will look something like this:</text:p>
      <text:p text:style-name="Text_20_body_20_indent">#node,os,arch,profile,nodetype,comments,disable</text:p>
      <text:p text:style-name="Text_20_body_20_indent">"service","fedora8","x86_64","service",,,</text:p>
      <text:p text:style-name="Text_20_body_20_indent">"opteron","fedora8","x86_64","compute",,,</text:p>
      <text:p text:style-name="Text_20_body_20_indent">"cell","fedora8","ppc64","compute",,,</text:p>
      <text:p text:style-name="Standard"/>
      <text:p text:style-name="Standard"/>
      <text:h text:style-name="Heading_20_2" text:outline-level="2">Setup passwords in passwd table</text:h>
      <text:p text:style-name="Standard"><text:s/>Add needed passwords to the passwd <text:s/>table to support installs. </text:p>
      <text:p text:style-name="Standard"><text:s/></text:p>
      <text:p text:style-name="Text_20_body_20_indent">chtab <text:s/>key=system <text:s/>passwd.password=cluster passwd.username=root</text:p>
      <text:p text:style-name="Text_20_body_20_indent">chtab key=blade passwd.password=PASSW0RD passwd.username=USERID</text:p>
      <text:p text:style-name="Text_20_body_20_indent">chtab key=ipmi passwd.password=PASSW0RD passwd.username=USERID</text:p>
      <text:p text:style-name="P13"><text:s text:c="6"/>Note: <text:s/>PASSW0RD <text:s/>( zero not letter O)</text:p>
      <text:p text:style-name="P13"/>
      <text:h text:style-name="Heading_20_2" text:outline-level="2">Setup deps Table for proper boot sequence</text:h>
      <text:p text:style-name="Standard"/>
      <text:p text:style-name="Standard">The following is an example of how you can setup the deps table to ensure the triblades boot up in the proper sequence:</text:p>
      <text:p text:style-name="Standard"/>
      <text:p text:style-name="Standard">Use tabedit deps <text:s/>to input the values. <text:s text:c="2"/></text:p>
      <text:p text:style-name="Standard">Use rpower -d for triboot </text:p>
      <text:p text:style-name="Standard"/>
      <text:p text:style-name="Standard"/>
      <text:p text:style-name="Standard"/>
      <text:h text:style-name="Heading_20_4" text:outline-level="4">Sample deps table:</text:h>
      <text:p text:style-name="Standard"/>
      <text:p text:style-name="Text_20_body_20_indent"><text:soft-page-break/>#node,nodedep,msdelay,cmd,comments,disable</text:p>
      <text:p text:style-name="Text_20_body_20_indent">"opteron","|rr(.\d+)a|rr($1)b,rr($1)c|","5000","on",,</text:p>
      <text:p text:style-name="Text_20_body_20_indent">"cell","|rr(.\d+).|rr($1)a|","5000","off",,</text:p>
      <text:h text:style-name="Heading_20_1" text:outline-level="1"><text:s/>Build the service node stateless image</text:h>
      <text:p text:style-name="Standard"/>
      <text:p text:style-name="Standard"/>
      <text:p text:style-name="P35">The service node stateless images must contain not only the OS, but also xCAT2.0. <text:s/>In addition a number of files are added to the image to support the postgresql database access from the service node to the Management node, and ssh access to the nodes that the service nodes services. <text:s text:c="2"/>Note: the following example assumes you are building the stateless image on the Management Node. </text:p>
      <text:p text:style-name="Standard"/>
      <text:p text:style-name="Standard"/>
      <text:list text:style-name="WW8Num9" text:continue-numbering="true">
        <text:list-header>
          <text:p text:style-name="P36"/>
        </text:list-header>
      </text:list>
      <text:list text:style-name="WW8Num9">
        <text:list-item text:start-value="1">
          <text:p text:style-name="List_20_Number">Check the service node packaging to see if it has all the rpms required.</text:p>
        </text:list-item>
      </text:list>
      <text:p text:style-name="Text_20_body_20_indent">cd /opt/xcat/share/xcat/netboot/fedora/</text:p>
      <text:p text:style-name="Text_20_body_20_indent">vi service.exlist and service.pklist</text:p>
      <text:p text:style-name="Text_20_body_20_indent">To add packages:</text:p>
      <text:p text:style-name="Text_20_body_20_indent">echo vi &gt;&gt;service.pkglist</text:p>
      <text:p text:style-name="Text_20_body_20_indent"><text:s text:c="8"/>echo dhcp &gt;&gt;service.pkglist</text:p>
      <text:p text:style-name="Text_20_body_20_indent"><text:s text:c="8"/>echo atftp &gt;&gt;service.pkglist</text:p>
      <text:p text:style-name="Text_20_body_20_indent"><text:s text:c="8"/>echo bind &gt;&gt;service.pkglist</text:p>
      <text:p text:style-name="Text_20_body_20_indent"><text:s text:c="8"/>echo nfs-utils &gt;&gt;service.pkglist</text:p>
      <text:p text:style-name="Text_20_body_20_indent"><text:s text:c="8"/>Include things you may need, for example by editing <text:s/>service.exlist and remove the following line:</text:p>
      <text:p text:style-name="Text_20_body_20_indent"><text:s text:c="8"/>./usr/lib/perl5*</text:p>
      <text:p text:style-name="Text_20_body_20_indent"><text:s text:c="7"/>Edit compute.exlist, <text:s/>if necessary, adding lines to remove unnecessary rpms. </text:p>
      <text:list text:style-name="WW8Num9" text:continue-numbering="true">
        <text:list-item>
          <text:p text:style-name="List_20_Number">Run image generation:</text:p>
        </text:list-item>
      </text:list>
      <text:p text:style-name="Text_20_body_20_indent">cd /opt/xcat/share/xcat/netboot/fedora/</text:p>
      <text:p text:style-name="Text_20_body_20_indent">./genimage -i eth0 -n tg3,bnx2 -o fedora8 -p service </text:p>
      <text:p text:style-name="Text_20_body_20_indent"/>
      <text:list text:style-name="WW8Num9" text:continue-numbering="true">
        <text:list-item>
          <text:p text:style-name="List_20_Number">Install xCAT code <text:s/>into the service node image:</text:p>
        </text:list-item>
      </text:list>
      <text:p text:style-name="Text_20_body_20_indent">rm -f /install/netboot/fedora8/x86_64/service/rootimg/etc/yum.repos.d/*</text:p>
      <text:p text:style-name="Text_20_body_20_indent">cp /etc/yum.repos.d/fedora.repo /install/netboot/fedora8/x86_64/service/rootimg/etc/yum.repos.d</text:p>
      <text:p text:style-name="Text_20_body_20_indent"><text:s/>yum --installroot=/install/netboot/fedora8/x86_64/service/rootimg install xCATsn</text:p>
      <text:list text:style-name="WW8Num9" text:continue-numbering="true">
        <text:list-item>
          <text:p text:style-name="List_20_Number"><text:soft-page-break/>Update the service node image with the additional files needed for setting up keys and postgresql db when installed: </text:p>
        </text:list-item>
      </text:list>
      <text:p text:style-name="Text_20_body_20_indent">updateSNimage -p /install/netboot/fedora8/x86_64/service/rootimg</text:p>
      <text:list text:style-name="WW8Num9" text:continue-numbering="true">
        <text:list-header>
          <text:p text:style-name="List_20_Number"/>
        </text:list-header>
      </text:list>
      <text:p text:style-name="Text_20_body_20_indent"/>
      <text:list text:style-name="WW8Num9" text:continue-numbering="true">
        <text:list-item>
          <text:p text:style-name="List_20_Number">Add automatic configuration of <text:s text:c="2"/>eth1 adapter on the service node</text:p>
        </text:list-item>
      </text:list>
      <text:p text:style-name="P42"/>
      <text:p text:style-name="Text_20_body_20_indent">chroot /install/netboot/fedora8/x86_64/service/rootimg</text:p>
      <text:p text:style-name="Text_20_body_20_indent">bash-3.2# chkconfig --add xcatd-hack</text:p>
      <text:list text:style-name="WW8Num9" text:continue-numbering="true">
        <text:list-item>
          <text:p text:style-name="List_20_Number">Pack the image </text:p>
        </text:list-item>
      </text:list>
      <text:p text:style-name="P42"/>
      <text:p text:style-name="Text_20_body_20_indent">packimage -o fedora8 -p service -a x86_64</text:p>
      <text:h text:style-name="Heading_20_2" text:outline-level="2"><text:s/>Install the Service Nodes</text:h>
      <text:p text:style-name="P25"/>
      <text:p text:style-name="Text_20_body_20_indent">nodeset service netboot</text:p>
      <text:p text:style-name="Text_20_body_20_indent">rpower service boot </text:p>
      <text:h text:style-name="Heading_20_3" text:outline-level="3" text:is-list-header="true"/>
      <text:h text:style-name="Heading_20_2" text:outline-level="2"><text:s/>Test Service Node installation</text:h>
      <text:p text:style-name="Text_20_body_20_indent">ssh to the service node. <text:s text:c="3"/></text:p>
      <text:p text:style-name="Text_20_body_20_indent">Check to see that the xcat daemon xcatd is running.</text:p>
      <text:p text:style-name="Text_20_body_20_indent">Run some database command on the service node, e.g tabdump site, nodels and see that the database can be accessed from the service node.</text:p>
      <text:p text:style-name="Text_20_body_20_indent">Check that /install and /tftpboot are mounted on the service node from the Management Node. </text:p>
      <text:p text:style-name="Text_20_body_20_indent"/>
      <text:h text:style-name="Heading_20_1" text:outline-level="1"><text:s/>iSCSI install QS22 blades</text:h>
      <text:p text:style-name="Standard"/>
      <text:p text:style-name="Text_20_body_20_indent">yum install yaboot-xcat scsi-target-utils</text:p>
      <text:p text:style-name="Text_20_body_20_indent">chtab key=iscsidir site.value=/install/iscsi</text:p>
      <text:p text:style-name="Text_20_body_20_indent"/>
      <text:p text:style-name="Text_20_body_20_indent"/>
      <text:p text:style-name="P9"/>
      <text:p text:style-name="P9">Pick one of the QS22 blades <text:s/>for the iSCSI install <text:s/></text:p>
      <text:p text:style-name="P29">Note: <text:s/>make sure the <text:s/>root userid and password are in the iscsi table</text:p>
      <text:p text:style-name="P31"><text:soft-page-break/>chtab node=rrb047b iscsi.userid=root iscsi.password=cluster iscsi.server=”11.16.0.1”</text:p>
      <text:p text:style-name="Text_20_body_20_indent"><text:span text:style-name="T5">chtab node=rrb047b </text:span><text:span text:style-name="T3">noderes.nfsserver=”11.16.0.1” (MasterNode)</text:span></text:p>
      <text:p text:style-name="Text_20_body_20_indent"><text:span text:style-name="T4">chtab node=rrb047b </text:span><text:span text:style-name="T3">nodetype.os=fedora8 nodetype.profile=iscsi groups,=iscsi iscsi.server=”11.16.0.1”</text:span></text:p>
      <text:p text:style-name="Text_20_body_20_indent">service tgtd restart</text:p>
      <text:p text:style-name="Text_20_body_20_indent">nodech rrbo47b <text:s/>iscsi.file=</text:p>
      <text:p text:style-name="Text_20_body_20_indent">setupiscsidev -s8192 rrb047b</text:p>
      <text:p text:style-name="Text_20_body_20_indent"/>
      <text:p text:style-name="Text_20_body_20_indent">nodeset rrb047b <text:s/>install</text:p>
      <text:p text:style-name="P28">NOTE: for reinstall:</text:p>
      <text:p text:style-name="P28"><text:s/>chtab node=rrb047b <text:s/>nodetype.profile=iscsi</text:p>
      <text:p text:style-name="P28"/>
      <text:p text:style-name="Text_20_body"/>
      <text:h text:style-name="Heading_20_2" text:outline-level="2"><text:s/>Build QS22 Stateless image</text:h>
      <text:list text:style-name="WW8Num9">
        <text:list-item text:start-value="1">
          <text:p text:style-name="List_20_Number">Logon to the node</text:p>
          <text:p text:style-name="List_20_Number"/>
        </text:list-item>
      </text:list>
      <text:p text:style-name="Text_20_body_20_indent">ssh rrb047b</text:p>
      <text:p text:style-name="Text_20_body_20_indent">mkdir /install </text:p>
      <text:p text:style-name="Text_20_body_20_indent">mount 11.16.0.1:/install /install </text:p>
      <text:p text:style-name="Text_20_body_20_indent"/>
      <text:list text:style-name="WW8Num9" text:continue-numbering="true">
        <text:list-item>
          <text:p text:style-name="List_20_Number">Create fedora.repo:</text:p>
        </text:list-item>
      </text:list>
      <text:p text:style-name="Standard"/>
      <text:p text:style-name="Text_20_body_20_indent">cd /etc/yum.repos.d</text:p>
      <text:p text:style-name="Text_20_body_20_indent">rm -f *.repo</text:p>
      <text:p text:style-name="Text_20_body_20_indent">Put the following lines in /etc/yum.repos.d/fedora.repo:</text:p>
      <text:p text:style-name="Text_20_body_20_indent"/>
      <text:p text:style-name="Text_20_body_20_indent">[fedora]</text:p>
      <text:p text:style-name="Text_20_body_20_indent">name=Fedora $releasever - $basearch</text:p>
      <text:p text:style-name="Text_20_body_20_indent">baseurl=file:///install/fedora8/ppc64</text:p>
      <text:p text:style-name="Text_20_body_20_indent">enabled=1</text:p>
      <text:p text:style-name="Text_20_body_20_indent">gpgcheck=0</text:p>
      <text:p text:style-name="Text_20_body_20_indent"/>
      <text:list text:style-name="WW8Num9" text:continue-numbering="true">
        <text:list-item>
          <text:p text:style-name="List_20_Number">Test with: yum search gcc</text:p>
        </text:list-item>
      </text:list>
      <text:p text:style-name="Text_20_body_20_indent"/>
      <text:list text:style-name="WW8Num9" text:continue-numbering="true">
        <text:list-item>
          <text:p text:style-name="List_20_Number"><text:soft-page-break/>Copy the executables and files needed from the Management Node:</text:p>
        </text:list-item>
      </text:list>
      <text:p text:style-name="Text_20_body_20_indent">cd /root</text:p>
      <text:p text:style-name="Text_20_body_20_indent">scp 11.16.0.1:/opt/xcat/share/xcat/netboot/fedora/genimage .</text:p>
      <text:p text:style-name="Text_20_body_20_indent">scp 11.16.0.1:/opt/xcat/share/xcat/netboot/fedora/geninitrd .</text:p>
      <text:p text:style-name="Text_20_body_20_indent">scp 11.16.01.:/opt/xcat/share/xcat/netboot/fedora/compute.ppc64.pkglist .</text:p>
      <text:p text:style-name="Text_20_body_20_indent"/>
      <text:list text:style-name="WW8Num9" text:continue-numbering="true">
        <text:list-header>
          <text:p text:style-name="List_20_Number"/>
        </text:list-header>
        <text:list-item>
          <text:p text:style-name="List_20_Number">Generate the image:</text:p>
        </text:list-item>
      </text:list>
      <text:p text:style-name="Text_20_body_20_indent">./genimage -i eth0 -n tg3 -o fedora8 -p compute</text:p>
      <text:p text:style-name="Text_20_body_20_indent"/>
      <text:p text:style-name="Text_20_body_20_indent">NOTE: iSCSI, QS22, tg3, all slow, take a nap</text:p>
      <text:list text:style-name="WW8Num9" text:continue-numbering="true">
        <text:list-header>
          <text:p text:style-name="List_20_Number"/>
        </text:list-header>
      </text:list>
      <text:h text:style-name="Heading_20_2" text:outline-level="2" text:is-list-header="true"/>
      <text:h text:style-name="Heading_20_2" text:outline-level="2">Install QS22 Stateless image </text:h>
      <text:p text:style-name="Standard"/>
      <text:p text:style-name="P3">On the Management Node:</text:p>
      <text:p text:style-name="P3"/>
      <text:list text:style-name="WW8Num9">
        <text:list-item text:start-value="1">
          <text:p text:style-name="List_20_Number">Adding Service Node ssh keys</text:p>
          <text:p text:style-name="List_20_Number">See <text:reference-ref text:reference-format="page" text:ref-name="Service Node to Compute Node ssh setup">30</text:reference-ref><text:reference-ref text:reference-format="chapter" text:ref-name="Service Node to Compute Node ssh setup">9</text:reference-ref> <text:s/>for how to add keys to the install image to be able to ssh from the Service Node to the compute nodes. </text:p>
          <text:p text:style-name="P37"/>
        </text:list-item>
        <text:list-item>
          <text:p text:style-name="List_20_Number">Edit fstab in the image</text:p>
        </text:list-item>
      </text:list>
      <text:p text:style-name="P42"/>
      <text:p text:style-name="Text_20_body_20_indent">cd /install/netboot/fedora8/ppc64/compute/rootimg/etc</text:p>
      <text:p text:style-name="Text_20_body_20_indent">cp fstab fstab.ORIG</text:p>
      <text:p text:style-name="Text_20_body_20_indent"/>
      <text:p text:style-name="Text_20_body_20_indent">Edit fstab:</text:p>
      <text:p text:style-name="Text_20_body_20_indent"/>
      <text:p text:style-name="P29">Change:</text:p>
      <text:p text:style-name="Text_20_body_20_indent"/>
      <text:p text:style-name="Text_20_body_20_indent">devpts <text:s/>/dev/pts devpts <text:s text:c="2"/>gid=5,mode=620 0 0</text:p>
      <text:p text:style-name="Text_20_body_20_indent">tmpfs <text:s text:c="2"/>/dev/shm tmpfs <text:s text:c="3"/>defaults <text:s text:c="6"/>0 0</text:p>
      <text:p text:style-name="Text_20_body_20_indent">proc <text:s text:c="3"/>/proc <text:s text:c="3"/>proc <text:s text:c="4"/>defaults <text:s text:c="6"/>0 0</text:p>
      <text:p text:style-name="Text_20_body_20_indent">sysfs <text:s text:c="2"/>/sys <text:s text:c="4"/>sysfs <text:s text:c="3"/>defaults <text:s text:c="6"/>0 0</text:p>
      <text:p text:style-name="Text_20_body_20_indent"/>
      <text:p text:style-name="P29"><text:soft-page-break/>to:</text:p>
      <text:p text:style-name="Text_20_body_20_indent"/>
      <text:p text:style-name="Text_20_body_20_indent">proc <text:s text:c="12"/>/proc <text:s text:c="23"/>proc <text:s text:c="8"/>rw 0 0</text:p>
      <text:p text:style-name="Text_20_body_20_indent">sysfs <text:s text:c="11"/>/sys <text:s text:c="24"/>sysfs <text:s text:c="7"/>rw 0 0</text:p>
      <text:p text:style-name="Text_20_body_20_indent">devpts <text:s text:c="10"/>/dev/pts <text:s text:c="20"/>devpts <text:s text:c="6"/>rw,gid=5,mode=620 0 0</text:p>
      <text:p text:style-name="Text_20_body_20_indent">#tmpfs <text:s text:c="10"/>/dev/shm <text:s text:c="20"/>tmpfs <text:s text:c="7"/>rw 0 0</text:p>
      <text:p text:style-name="Text_20_body_20_indent">compute_ppc64 <text:s text:c="3"/>/ <text:s text:c="27"/>tmpfs <text:s text:c="7"/>rw 0 1</text:p>
      <text:p text:style-name="Text_20_body_20_indent">none <text:s text:c="12"/>/tmp <text:s text:c="24"/>tmpfs <text:s text:c="7"/>defaults,size=10m 0 2</text:p>
      <text:p text:style-name="Text_20_body_20_indent">none <text:s text:c="12"/>/var/tmp <text:s text:c="20"/>tmpfs <text:s text:c="7"/>defaults,size=10m 0 2</text:p>
      <text:p text:style-name="Text_20_body_20_indent"/>
      <text:list text:style-name="WW8Num9" text:continue-numbering="true">
        <text:list-item>
          <text:p text:style-name="List_20_Number">Pack the image</text:p>
        </text:list-item>
      </text:list>
      <text:p text:style-name="P42"/>
      <text:p text:style-name="Text_20_body_20_indent">packimage -o fedora8 -p compute -a ppc64</text:p>
      <text:p text:style-name="Text_20_body_20_indent"/>
      <text:list text:style-name="WW8Num9" text:continue-numbering="true">
        <text:list-item>
          <text:p text:style-name="List_20_Number">Install the image on all the <text:s/>QS22 blades</text:p>
        </text:list-item>
      </text:list>
      <text:p text:style-name="P42"/>
      <text:p text:style-name="Text_20_body_20_indent">chtab node=cell <text:s/>nodetype.profile=compute nodetype.os=fedora8</text:p>
      <text:p text:style-name="Text_20_body_20_indent">nodeset cell netboot</text:p>
      <text:p text:style-name="Text_20_body_20_indent">rpower cell <text:s/>boot</text:p>
      <text:p text:style-name="P42"/>
      <text:h text:style-name="Heading_20_2" text:outline-level="2">Update QS22 Stateless image</text:h>
      <text:p text:style-name="Standard"/>
      <text:p text:style-name="P11">NOTE: before YUM/RPM commands type: </text:p>
      <text:p text:style-name="P11"><text:s text:c="18"/>rm /install/netboot/fedora8/ppc64/compute/rootimg/var/lib/rpm/__db.00*</text:p>
      <text:p text:style-name="P11"/>
      <text:p text:style-name="Standard"/>
      <text:list text:style-name="WW8Num9">
        <text:list-item text:start-value="1">
          <text:p text:style-name="List_20_Number">Update image using YUM</text:p>
          <text:p text:style-name="List_20_Number"/>
        </text:list-item>
      </text:list>
      <text:p text:style-name="P11"/>
      <text:p text:style-name="Text_20_body_20_indent">rm -f /install/netboot/fedora8/ppc64/compute/rootimg/etc/yum.repos.d/*</text:p>
      <text:p text:style-name="Text_20_body_20_indent">cp /etc/yum.repos.d/fedora.repo /install/netboot/fedora8/ppc64/compute/rootimg/etc/yum.repos.d</text:p>
      <text:p text:style-name="Text_20_body_20_indent">Now install vi into the image:</text:p>
      <text:p text:style-name="Text_20_body_20_indent">yum --installroot=/install/netboot/fedora8/ppc64/compute/rootimg install vi</text:p>
      <text:list text:style-name="WW8Num9" text:continue-numbering="true">
        <text:list-header>
          <text:p text:style-name="List_20_Number"/>
        </text:list-header>
        <text:list-item>
          <text:p text:style-name="List_20_Number">Update image using RPM</text:p>
        </text:list-item>
      </text:list>
      <text:p text:style-name="P42"/>
      <text:p text:style-name="Text_20_body_20_indent"><text:soft-page-break/>rpm --root /install/netboot/fedora8/ppc64/compute/rootimg -Uvh</text:p>
      <text:p text:style-name="P2">/install/fedora8/ppc64/Packages/vim-minimal-7.1.135-1.fc8.ppc.rpm</text:p>
      <text:p text:style-name="P2"/>
      <text:list text:style-name="WW8Num9" text:continue-numbering="true">
        <text:list-item>
          <text:p text:style-name="List_20_Number">Update the image by running genimage</text:p>
        </text:list-item>
      </text:list>
      <text:p text:style-name="P42"/>
      <text:p text:style-name="Text_20_body_20_indent">Add packages to compute.ppc64.pkglist and rerun genimage</text:p>
      <text:list text:style-name="WW8Num9" text:continue-numbering="true">
        <text:list-item>
          <text:p text:style-name="List_20_Number">packimage -o fedora8 -p compute -a ppc64</text:p>
        </text:list-item>
      </text:list>
      <text:h text:style-name="Heading_20_2" text:outline-level="2" text:is-list-header="true"/>
      <text:h text:style-name="Heading_20_2" text:outline-level="2">Build <text:s/>and Install QS22 Compressed Image</text:h>
      <text:p text:style-name="Standard"><text:s text:c="3"/><text:span text:style-name="T2">On the QS22 blade</text:span>:</text:p>
      <text:p text:style-name="Standard"/>
      <text:p text:style-name="Text_20_body_20_indent">yum install kernel-devel gcc squashfs-tools</text:p>
      <text:p text:style-name="Text_20_body_20_indent"/>
      <text:p text:style-name="Text_20_body_20_indent">On net connected node:</text:p>
      <text:p text:style-name="Text_20_body_20_indent"/>
      <text:p text:style-name="Text_20_body_20_indent">svn co http://xcat.svn.sf.net/svnroot/xcat/xcat-dep/trunk/aufs</text:p>
      <text:h text:style-name="Heading_20_3" text:outline-level="3">Build aufs</text:h>
      <text:p text:style-name="Text_20_body_20_indent">cd aufs</text:p>
      <text:p text:style-name="Text_20_body_20_indent">tar jxvf aufs-2-6-2008.tar.bz2</text:p>
      <text:p text:style-name="Text_20_body_20_indent">cd aufs</text:p>
      <text:p text:style-name="Text_20_body_20_indent">mv include/linux/aufs_type.h fs/aufs/</text:p>
      <text:p text:style-name="Text_20_body_20_indent">cd fs/aufs/</text:p>
      <text:p text:style-name="Text_20_body_20_indent">patch -p1 &lt; ../../../aufs-standalone.patch </text:p>
      <text:p text:style-name="Text_20_body_20_indent">chmod +x build.sh </text:p>
      <text:p text:style-name="Text_20_body_20_indent">./build.sh</text:p>
      <text:p text:style-name="Text_20_body_20_indent"/>
      <text:p text:style-name="Text_20_body_20_indent"># ls -lh aufs.ko </text:p>
      <text:p text:style-name="Text_20_body_20_indent">-rw-r--r-- 1 root root 3.5M 2008-03-10 14:20 aufs.ko</text:p>
      <text:p text:style-name="Text_20_body_20_indent"/>
      <text:p text:style-name="Text_20_body_20_indent">strip -g aufs.ko </text:p>
      <text:p text:style-name="Text_20_body_20_indent">cp aufs.ko /root</text:p>
      <text:h text:style-name="Heading_20_3" text:outline-level="3">Generate <text:s/>the compressed image</text:h>
      <text:p text:style-name="Text_20_body_20_indent"/>
      <text:p text:style-name="Text_20_body_20_indent"><text:soft-page-break/>cd /opt/xcat/share/xcat/netboot/fedora</text:p>
      <text:p text:style-name="Text_20_body_20_indent">./geninitrd -i eth0 -n tg3,squashfs,aufs,loop -o fedora8 -p compute -l $(expr 100 \* 1024 \* 1024)</text:p>
      <text:h text:style-name="Heading_20_3" text:outline-level="3">Pack and install <text:s text:c="2"/>the compressed image</text:h>
      <text:p text:style-name="Standard"/>
      <text:p text:style-name="P29">On the Management Node:</text:p>
      <text:p text:style-name="Text_20_body_20_indent"/>
      <text:p text:style-name="Text_20_body_20_indent">yum install squashfs-tools</text:p>
      <text:p text:style-name="Text_20_body_20_indent">packimage -a ppc64 -o fedora8 -p compute -m squashfs</text:p>
      <text:p text:style-name="Text_20_body_20_indent">chtab node=cell <text:s text:c="2"/>nodetype.profile=compute nodetype.os=fedora8</text:p>
      <text:p text:style-name="Text_20_body_20_indent">nodeset cell <text:s/>netboot</text:p>
      <text:p text:style-name="Text_20_body_20_indent">rpower cell boot</text:p>
      <text:p text:style-name="Text_20_body_20_indent"/>
      <text:p text:style-name="P13"/>
      <text:h text:style-name="Heading_20_3" text:outline-level="3">Check Memory Usage</text:h>
      <text:p text:style-name="Text_20_body_20_indent"># ssh left "echo 3 &gt; /proc/sys/vm/drop_caches;free -m;df -h"</text:p>
      <text:p text:style-name="Text_20_body_20_indent"><text:s text:c="13"/>total <text:s text:c="6"/>used <text:s text:c="6"/>free <text:s text:c="4"/>shared <text:s text:c="3"/>buffers <text:s text:c="4"/>cached</text:p>
      <text:p text:style-name="Text_20_body_20_indent">Mem: <text:s text:c="9"/>3961 <text:s text:c="8"/>99 <text:s text:c="6"/>3861 <text:s text:c="9"/>0 <text:s text:c="9"/>0 <text:s text:c="8"/>61</text:p>
      <text:p text:style-name="Text_20_body_20_indent">-/+ buffers/cache: <text:s text:c="8"/>38 <text:s text:c="6"/>3922</text:p>
      <text:p text:style-name="Text_20_body_20_indent">Swap: <text:s text:c="11"/>0 <text:s text:c="9"/>0 <text:s text:c="9"/>0</text:p>
      <text:p text:style-name="Text_20_body_20_indent">Filesystem <text:s text:c="11"/>Size <text:s/>Used Avail Use% Mounted on</text:p>
      <text:p text:style-name="Text_20_body_20_indent">compute_ppc64 <text:s text:c="8"/>100M <text:s/>220K <text:s/>100M <text:s text:c="2"/>1% /</text:p>
      <text:p text:style-name="Text_20_body_20_indent">none <text:s text:c="18"/>10M <text:s text:c="4"/>0 <text:s text:c="2"/>10M <text:s text:c="2"/>0% /tmp</text:p>
      <text:p text:style-name="Text_20_body_20_indent">none <text:s text:c="18"/>10M <text:s text:c="4"/>0 <text:s text:c="2"/>10M <text:s text:c="2"/>0% /var/tmp</text:p>
      <text:p text:style-name="Text_20_body_20_indent"/>
      <text:p text:style-name="Text_20_body_20_indent">Max for / is 100M, but only 220K being used (down from 225M), but wheres the OS?</text:p>
      <text:p text:style-name="Text_20_body_20_indent">Look at cached. <text:s/>61M compress OS image. <text:s/>3.5x smaller</text:p>
      <text:p text:style-name="Text_20_body_20_indent"/>
      <text:p text:style-name="Text_20_body_20_indent">As files change in hidden OS then get copied to tmpfs (compute_ppc64) with a</text:p>
      <text:p text:style-name="Text_20_body_20_indent">copy on write. <text:s/>To reclaim space reboot. <text:s/>The /tmp and /var/tmp is for MPI and other</text:p>
      <text:p text:style-name="Text_20_body_20_indent">Torque and user related stuff. <text:s/>if 10M is too small you can fix it. <text:s/>To reclaim this</text:p>
      <text:p text:style-name="Text_20_body_20_indent">space put in epilogue umount /tmp /var/tmp; mount -a..</text:p>
      <text:p text:style-name="Text_20_body_20_indent"/>
      <text:p text:style-name="Text_20_body_20_indent"><text:soft-page-break/>Reboot cell <text:s/>as stateless, from mgmt to reclaim space:</text:p>
      <text:p text:style-name="P29">Set profile to compute:</text:p>
      <text:p text:style-name="Text_20_body_20_indent">chtab cell <text:s/>nodetype.profile=compute nodetype.os=fedora8</text:p>
      <text:p text:style-name="Text_20_body_20_indent">nodeset cell <text:s/>netboot</text:p>
      <text:p text:style-name="Text_20_body_20_indent">xdsh cell <text:s/>reboot #be nice, iSCSI is still stateful, be kind to the state</text:p>
      <text:p text:style-name="Text_20_body_20_indent"/>
      <text:h text:style-name="Heading_20_3" text:outline-level="3">Switch to <text:s/>iSCSI for more setup</text:h>
      <text:p text:style-name="Standard"/>
      <text:p text:style-name="Text_20_body_20_indent"/>
      <text:p text:style-name="Text_20_body_20_indent">To reboot rra047b as iscsi for more stateless setup fun:</text:p>
      <text:p text:style-name="Text_20_body_20_indent"/>
      <text:p text:style-name="Text_20_body_20_indent"><text:s/>nodech rra047b nodetype.profile=iscsi</text:p>
      <text:p text:style-name="Text_20_body_20_indent">nodeset rra047b <text:s/>iscsiboot</text:p>
      <text:p text:style-name="Text_20_body_20_indent">rpower rra047b <text:s/>boot </text:p>
      <text:p text:style-name="Standard"/>
      <text:h text:style-name="Heading_20_1" text:outline-level="1">Build LS21 Stateless image</text:h>
      <text:h text:style-name="Heading_20_1" text:outline-level="1" text:is-list-header="true"/>
      <text:p text:style-name="Standard">The LS21 image can be built on the Management Node since it is of the same architecture.</text:p>
      <text:p text:style-name="Standard">Note: <text:s/>For hierarchical support <text:span text:style-name="T3"><text:s/>-- use noderes.servicenode for http image server</text:span></text:p>
      <text:p text:style-name="P2"/>
      <text:p text:style-name="P4">On the Management Node:</text:p>
      <text:p text:style-name="P4"/>
      <text:list text:style-name="WW8Num9">
        <text:list-item text:start-value="1">
          <text:p text:style-name="List_20_Number">Check the compute node packaging to see if it has all the rpms required.</text:p>
          <text:p text:style-name="List_20_Number"/>
        </text:list-item>
      </text:list>
      <text:p text:style-name="Text_20_body_20_indent">cd /opt/xcat/share/xcat/netboot/fedora/</text:p>
      <text:p text:style-name="Text_20_body_20_indent">vi compute.exlist and compute.pklist</text:p>
      <text:p text:style-name="Text_20_body_20_indent">To add packages:</text:p>
      <text:p text:style-name="Text_20_body_20_indent">echo vi &gt;&gt;compute.pkglist</text:p>
      <text:p text:style-name="Text_20_body_20_indent"><text:s text:c="8"/></text:p>
      <text:p text:style-name="Text_20_body_20_indent"><text:s text:c="8"/>Include things you may need, for example by editing <text:s/>compute.exlist and remove the following line:</text:p>
      <text:p text:style-name="Text_20_body_20_indent"><text:s text:c="8"/>./usr/lib/perl5*</text:p>
      <text:p text:style-name="Text_20_body_20_indent"><text:s text:c="7"/>Edit compute.exlist, <text:s/>if necessary, adding lines to remove unnecessary rpms. </text:p>
      <text:p text:style-name="Text_20_body_20_indent"><text:soft-page-break/></text:p>
      <text:p text:style-name="Text_20_body_20_indent"/>
      <text:list text:style-name="WW8Num9" text:continue-numbering="true">
        <text:list-item>
          <text:p text:style-name="List_20_Number">Run image generation:</text:p>
        </text:list-item>
      </text:list>
      <text:p text:style-name="Text_20_body_20_indent">cd /opt/xcat/share/xcat/netboot/fedora/</text:p>
      <text:p text:style-name="Text_20_body_20_indent">./genimage -i eth0 -n tg3,bnx2 -o fedora8 -p compute <text:s/></text:p>
      <text:p text:style-name="Text_20_body_20_indent"/>
      <text:list text:style-name="WW8Num9" text:continue-numbering="true">
        <text:list-item>
          <text:p text:style-name="List_20_Number">Adding Service Node ssh keys</text:p>
          <text:p text:style-name="List_20_Number">See <text:reference-ref text:reference-format="page" text:ref-name="Service Node to Compute Node ssh setup">30</text:reference-ref><text:reference-ref text:reference-format="chapter" text:ref-name="Service Node to Compute Node ssh setup">9</text:reference-ref> <text:s/>for how to add keys to be able to ssh from the Service Node to the compute nodes. </text:p>
          <text:p text:style-name="List_20_Number"/>
        </text:list-item>
        <text:list-item>
          <text:p text:style-name="List_20_Number">Edit fstab in the image</text:p>
          <text:p text:style-name="List_20_Number"/>
          <text:p text:style-name="List_20_Number"/>
        </text:list-item>
      </text:list>
      <text:p text:style-name="Text_20_body_20_indent">cd /install/netboot/fedora8/x86_64/compute/rootimg/etc</text:p>
      <text:p text:style-name="Text_20_body_20_indent">cp fstab fstab.ORIG</text:p>
      <text:p text:style-name="Text_20_body_20_indent"/>
      <text:p text:style-name="Text_20_body_20_indent">Edit fstab:</text:p>
      <text:p text:style-name="Text_20_body_20_indent"/>
      <text:p text:style-name="P29">Change:</text:p>
      <text:p text:style-name="Text_20_body_20_indent"/>
      <text:p text:style-name="Text_20_body_20_indent">devpts <text:s/>/dev/pts devpts <text:s text:c="2"/>gid=5,mode=620 0 0</text:p>
      <text:p text:style-name="Text_20_body_20_indent">tmpfs <text:s text:c="2"/>/dev/shm tmpfs <text:s text:c="3"/>defaults <text:s text:c="6"/>0 0</text:p>
      <text:p text:style-name="Text_20_body_20_indent">proc <text:s text:c="3"/>/proc <text:s text:c="3"/>proc <text:s text:c="4"/>defaults <text:s text:c="6"/>0 0</text:p>
      <text:p text:style-name="Text_20_body_20_indent">sysfs <text:s text:c="2"/>/sys <text:s text:c="4"/>sysfs <text:s text:c="3"/>defaults <text:s text:c="6"/>0 0</text:p>
      <text:p text:style-name="Text_20_body_20_indent"/>
      <text:p text:style-name="P29">to:</text:p>
      <text:p text:style-name="Text_20_body_20_indent"/>
      <text:p text:style-name="Text_20_body_20_indent">proc <text:s text:c="12"/>/proc <text:s text:c="23"/>proc <text:s text:c="8"/>rw 0 0</text:p>
      <text:p text:style-name="Text_20_body_20_indent">sysfs <text:s text:c="11"/>/sys <text:s text:c="24"/>sysfs <text:s text:c="7"/>rw 0 0</text:p>
      <text:p text:style-name="Text_20_body_20_indent">devpts <text:s text:c="10"/>/dev/pts <text:s text:c="20"/>devpts <text:s text:c="6"/>rw,gid=5,mode=620 0 0</text:p>
      <text:p text:style-name="Text_20_body_20_indent">#tmpfs <text:s text:c="10"/>/dev/shm <text:s text:c="20"/>tmpfs <text:s text:c="7"/>rw 0 0</text:p>
      <text:p text:style-name="Text_20_body_20_indent">compute_x86_64 <text:s text:c="2"/>/ <text:s text:c="27"/>tmpfs <text:s text:c="7"/>rw 0 1</text:p>
      <text:p text:style-name="Text_20_body_20_indent">none <text:s text:c="12"/>/tmp <text:s text:c="24"/>tmpfs <text:s text:c="7"/>defaults,size=10m 0 2</text:p>
      <text:p text:style-name="Text_20_body_20_indent">none <text:s text:c="12"/>/var/tmp <text:s text:c="20"/>tmpfs <text:s text:c="7"/>defaults,size=10m 0 2</text:p>
      <text:p text:style-name="P30"/>
      <text:list text:style-name="WW8Num9" text:continue-numbering="true">
        <text:list-item>
          <text:p text:style-name="List_20_Number"><text:soft-page-break/>Package the image</text:p>
          <text:p text:style-name="List_20_Number"/>
        </text:list-item>
      </text:list>
      <text:p text:style-name="Text_20_body_20_indent">packimage -o fedora8 -p compute -a x86_64</text:p>
      <text:list text:style-name="WW8Num9" text:continue-numbering="true">
        <text:list-item>
          <text:p text:style-name="List_20_Number">Install the image on all the LS21 blades</text:p>
        </text:list-item>
      </text:list>
      <text:p text:style-name="Text_20_body_20_indent">chtab <text:s/>node=opteron nodetype.profile=compute nodetype.os=fedora8</text:p>
      <text:p text:style-name="Text_20_body_20_indent">nodeset opteron netboot</text:p>
      <text:p text:style-name="Text_20_body_20_indent">rpower opteron boot</text:p>
      <text:p text:style-name="Text_20_body_20_indent"/>
      <text:h text:style-name="Heading_20_2" text:outline-level="2">Update LS21 Stateless image</text:h>
      <text:p text:style-name="Standard"/>
      <text:list text:style-name="WW8Num9">
        <text:list-item text:start-value="1">
          <text:p text:style-name="List_20_Number">Update image using YUM</text:p>
          <text:p text:style-name="List_20_Number"/>
        </text:list-item>
      </text:list>
      <text:p text:style-name="P11">NOTE: before YUM/RPM commands type: </text:p>
      <text:p text:style-name="P11"><text:s text:c="18"/>rm /install/netboot/fedora8/x86_64/compute/rootimg/var/lib/rpm/__db.00*</text:p>
      <text:p text:style-name="P11"/>
      <text:p text:style-name="Text_20_body_20_indent">rm -f /install/netboot/fedora8/x86_54/compute/rootimg/etc/yum.repos.d/*</text:p>
      <text:p text:style-name="Text_20_body_20_indent">cp /etc/yum.repos.d/fedora.repo /install/netboot/fedora8/x86_64/compute/rootimg/etc/yum.repos.d</text:p>
      <text:p text:style-name="Text_20_body_20_indent">Now install vi into the image:</text:p>
      <text:p text:style-name="Text_20_body_20_indent">yum --installroot=/install/netboot/fedora8/x86_64/compute/rootimg install vi</text:p>
      <text:list text:style-name="WW8Num9" text:continue-numbering="true">
        <text:list-header>
          <text:p text:style-name="List_20_Number"/>
        </text:list-header>
        <text:list-item>
          <text:p text:style-name="List_20_Number">Update image using RPM</text:p>
        </text:list-item>
      </text:list>
      <text:p text:style-name="P42"/>
      <text:p text:style-name="Text_20_body_20_indent">rpm --root /install/netboot/fedora8/x86_64/compute/rootimg -Uvh <text:span text:style-name="T3">blah.rpm</text:span></text:p>
      <text:p text:style-name="P28"/>
      <text:list text:style-name="WW8Num9" text:continue-numbering="true">
        <text:list-item>
          <text:p text:style-name="List_20_Number">Repackage</text:p>
        </text:list-item>
      </text:list>
      <text:p text:style-name="Text_20_body_20_indent">packimage -o fedora8 -p compute -a x86_64</text:p>
      <text:p text:style-name="Text_20_body_20_indent"/>
      <text:list text:style-name="WW8Num9" text:continue-numbering="true">
        <text:list-item>
          <text:p text:style-name="List_20_Number">Install on all LS21 blades</text:p>
        </text:list-item>
      </text:list>
      <text:p text:style-name="Text_20_body_20_indent">nodeset opteron netboot</text:p>
      <text:p text:style-name="Text_20_body_20_indent">rpower opteron boot</text:p>
      <text:p text:style-name="P42"/>
      <text:h text:style-name="Heading_20_2" text:outline-level="2">Build <text:s/>and Install LS21Compressed Image</text:h>
      <text:p text:style-name="Standard"/>
      <text:p text:style-name="P3">On Management Node:</text:p>
      <text:p text:style-name="P3"/>
      <text:p text:style-name="Text_20_body_20_indent">yum install kernel-devel gcc squashfs-tools</text:p>
      <text:p text:style-name="P11"><text:soft-page-break/></text:p>
      <text:h text:style-name="Heading_20_3" text:outline-level="3">Build aufs</text:h>
      <text:p text:style-name="P11"/>
      <text:p text:style-name="Text_20_body_20_indent">svn co http://xcat.svn.sf.net/svnroot/xcat/xcat-dep/trunk/aufs</text:p>
      <text:p text:style-name="Text_20_body_20_indent"/>
      <text:p text:style-name="Text_20_body_20_indent">cd aufs</text:p>
      <text:p text:style-name="Text_20_body_20_indent">tar jxvf aufs-2-6-2008.tar.bz2</text:p>
      <text:p text:style-name="Text_20_body_20_indent">cd aufs</text:p>
      <text:p text:style-name="Text_20_body_20_indent">mv include/linux/aufs_type.h fs/aufs/</text:p>
      <text:p text:style-name="Text_20_body_20_indent">cd fs/aufs/</text:p>
      <text:p text:style-name="Text_20_body_20_indent">patch -p1 &lt; ../../../aufs-standalone.patch </text:p>
      <text:p text:style-name="Text_20_body_20_indent">chmod +x build.sh </text:p>
      <text:p text:style-name="Text_20_body_20_indent">./build.sh</text:p>
      <text:p text:style-name="Text_20_body_20_indent"/>
      <text:p text:style-name="Text_20_body_20_indent">ls -lh aufs.ko </text:p>
      <text:p text:style-name="Text_20_body_20_indent">-rw-r--r-- 1 root root 3.2M 2008-02-27 13:09 aufs.ko</text:p>
      <text:p text:style-name="Text_20_body_20_indent"/>
      <text:p text:style-name="Text_20_body_20_indent">strip -g aufs.ko </text:p>
      <text:p text:style-name="Text_20_body_20_indent">cp aufs.ko /opt/xcat/share/xcat/netboot/fedora/</text:p>
      <text:p text:style-name="Text_20_body_20_indent"/>
      <text:p text:style-name="Text_20_body_20_indent"/>
      <text:p text:style-name="Text_20_body_20_indent"/>
      <text:p text:style-name="Text_20_body_20_indent"/>
      <text:p text:style-name="Text_20_body_20_indent"/>
      <text:h text:style-name="Heading_20_3" text:outline-level="3">Generate <text:s/>and pack the compressed image</text:h>
      <text:p text:style-name="Text_20_body_20_indent">cd /opt/xcat/share/xcat/netboot/fedora</text:p>
      <text:p text:style-name="Text_20_body_20_indent">./geninitrd -i eth0 -n tg3,bnx2,squashfs,aufs,loop -o fedora8 -p service -l $(expr 100 \* 1024 \* 1024)</text:p>
      <text:p text:style-name="Text_20_body_20_indent">Pack the compressed image</text:p>
      <text:p text:style-name="Text_20_body_20_indent">packimage -a x86_64 -o fedora8 -p compute -m squashfs</text:p>
      <text:p text:style-name="Text_20_body_20_indent"/>
      <text:p text:style-name="Text_20_body_20_indent">NOTE: <text:s/>To unsquash:</text:p>
      <text:p text:style-name="Text_20_body_20_indent"><text:s text:c="8"/>cd <text:s/>/install/netboot/fedora8/x86_64/service</text:p>
      <text:p text:style-name="Text_20_body_20_indent"><text:soft-page-break/><text:s text:c="8"/>rm -f rootimg.sfs</text:p>
      <text:p text:style-name="Text_20_body_20_indent"><text:s text:c="8"/>packimage -a x86_64 -o fedora8 -p service -m cpio</text:p>
      <text:p text:style-name="Text_20_body_20_indent"/>
      <text:p text:style-name="Text_20_body_20_indent">NOTE: <text:s/>The -l and -t is the size of the / and /tmp,/var/tmp file systems in RAM</text:p>
      <text:h text:style-name="Heading_20_3" text:outline-level="3">Install the image</text:h>
      <text:p text:style-name="Text_20_body_20_indent">nodeset opteron netboot</text:p>
      <text:p text:style-name="Text_20_body_20_indent">rpower opteron <text:s/>boot</text:p>
      <text:p text:style-name="Text_20_body_20_indent"/>
      <text:h text:style-name="Heading_20_4" text:outline-level="4">Check memory usage:</text:h>
      <text:p text:style-name="Text_20_body_20_indent"/>
      <text:p text:style-name="Text_20_body_20_indent">#ssh middle "echo 3 &gt; /proc/sys/vm/drop_caches;free -m;df -h"</text:p>
      <text:p text:style-name="Text_20_body_20_indent"><text:s text:c="13"/>total <text:s text:c="6"/>used <text:s text:c="6"/>free <text:s text:c="4"/>shared <text:s text:c="3"/>buffers <text:s text:c="4"/>cached</text:p>
      <text:p text:style-name="Text_20_body_20_indent">Mem: <text:s text:c="9"/>3969 <text:s text:c="8"/>82 <text:s text:c="6"/>3887 <text:s text:c="9"/>0 <text:s text:c="9"/>0 <text:s text:c="8"/>43</text:p>
      <text:p text:style-name="Text_20_body_20_indent">-/+ buffers/cache: <text:s text:c="8"/>38 <text:s text:c="6"/>3930</text:p>
      <text:p text:style-name="Text_20_body_20_indent">Swap: <text:s text:c="11"/>0 <text:s text:c="9"/>0 <text:s text:c="9"/>0</text:p>
      <text:p text:style-name="Text_20_body_20_indent">Filesystem <text:s text:c="11"/>Size <text:s/>Used Avail Use% Mounted on</text:p>
      <text:p text:style-name="Text_20_body_20_indent">compute_x86_64 <text:s text:c="7"/>100M <text:s/>216K <text:s/>100M <text:s text:c="2"/>1% /</text:p>
      <text:p text:style-name="Text_20_body_20_indent">none <text:s text:c="18"/>10M <text:s text:c="4"/>0 <text:s text:c="2"/>10M <text:s text:c="2"/>0% /tmp</text:p>
      <text:p text:style-name="Text_20_body_20_indent">none <text:s text:c="18"/>10M <text:s text:c="4"/>0 <text:s text:c="2"/>10M <text:s text:c="2"/>0% /var/tmp</text:p>
      <text:p text:style-name="Text_20_body_20_indent"/>
      <text:p text:style-name="Text_20_body_20_indent">3x smaller.</text:p>
      <text:p text:style-name="Text_20_body_20_indent"/>
      <text:p text:style-name="Text_20_body_20_indent"/>
      <text:h text:style-name="Heading_20_1" text:outline-level="1"><text:s/><text:reference-mark-start text:name="1.compute/rootimg/root/.ssh/authorized_keys"/><text:reference-mark-start text:name="Service Node to Compute Node ssh setup"/>Service Node to Compute Node ssh setup<text:reference-mark-end text:name="Service Node to Compute Node ssh setup"/><text:reference-mark-end text:name="1.compute/rootimg/root/.ssh/authorized_keys"/></text:h>
      <text:p text:style-name="Text_20_body_20_indent">If you wish to be able to ssh from your service nodes to their compute nodes, <text:s text:c="2"/>you <text:s/>will have to follow these steps to add the additional required keys to the install image before the image is installed. </text:p>
      <text:p text:style-name="Text_20_body_20_indent"/>
      <text:list text:style-name="WW8Num9">
        <text:list-item text:start-value="1">
          <text:p text:style-name="List_20_Number">ssh to each service node</text:p>
        </text:list-item>
        <text:list-item>
          <text:p text:style-name="List_20_Number">run ssh-keygen -t rsa</text:p>
          <text:p text:style-name="List_20_Number">take default files and answer no to passcode/passphrase message</text:p>
        </text:list-item>
        <text:list-item>
          <text:p text:style-name="List_20_Number">cd /root/.ssh</text:p>
        </text:list-item>
        <text:list-item>
          <text:p text:style-name="List_20_Number">cat id_rsa.pub &gt;&gt; /install/netboot/fedora8/x86_64/compute/rootimg/root/.ssh/authorized_keys</text:p>
        </text:list-item>
        <text:list-item>
          <text:p text:style-name="List_20_Number"><text:soft-page-break/>cat id_rsa.pub &gt;&gt; /install/netboot/fedora8/ppc64/compute/rootimg/root/.ssh/authorized_keys</text:p>
        </text:list-item>
      </text:list>
      <text:p text:style-name="Standard"/>
      <text:h text:style-name="Heading_20_1" text:outline-level="1"><text:s/>Building image for 64K pages</text:h>
      <text:p text:style-name="Standard"/>
      <text:p text:style-name="P3">On Management Node:</text:p>
      <text:p text:style-name="Standard"/>
      <text:p text:style-name="Text_20_body_20_indent">cd /opt/xcat/share/xcat/netboot/fedora</text:p>
      <text:p text:style-name="Text_20_body_20_indent">cp compute.exlist compute.exlist.4k</text:p>
      <text:p text:style-name="Text_20_body_20_indent">echo "./lib/modules/2.6.23.1-42.fc8/*" &gt;&gt;compute.exlist</text:p>
      <text:p text:style-name="Text_20_body_20_indent"/>
      <text:p text:style-name="Text_20_body_20_indent">wget http://download.fedora.redhat.com/pub/fedora/linux/releases/8/Fedora/source/SRPMS/kernel-2.6.23.1-42.fc8.src.rpm</text:p>
      <text:p text:style-name="Text_20_body_20_indent">nodech rra047b nodetype.profile=iscsi</text:p>
      <text:p text:style-name="Text_20_body_20_indent">nodeset rra047b iscsiboot</text:p>
      <text:p text:style-name="Text_20_body_20_indent">rpower rra047b boot</text:p>
      <text:p text:style-name="P29">On the blade:</text:p>
      <text:p text:style-name="Text_20_body_20_indent">ssh rra047b</text:p>
      <text:p text:style-name="Text_20_body_20_indent">mkdir /install</text:p>
      <text:p text:style-name="Text_20_body_20_indent">mount mgmt:/install /install</text:p>
      <text:p text:style-name="Text_20_body_20_indent">yum install rpm-build redhat-rpm-config ncurses ncurses-devel kernel-devel gcc squashfs-tools</text:p>
      <text:p text:style-name="Text_20_body_20_indent">rpm -Uivh kernel-2.6.23.1-42.fc8.src.rpm</text:p>
      <text:p text:style-name="Text_20_body_20_indent">rpmbuild -bp --target ppc64 /usr/src/redhat/SPECS/kernel.spec</text:p>
      <text:p text:style-name="Text_20_body_20_indent">cd /usr/src/redhat/BUILD/kernel-2.6.23</text:p>
      <text:p text:style-name="Text_20_body_20_indent">cp -r linux-2.6.23.ppc64 /usr/src/</text:p>
      <text:p text:style-name="Text_20_body_20_indent">cd /usr/src/kernels/$(uname -r)-$(uname -m)</text:p>
      <text:p text:style-name="Text_20_body_20_indent">find . -print | cpio -dump /usr/src/linux-2.6.23.ppc64/</text:p>
      <text:p text:style-name="Text_20_body_20_indent">cd /usr/src/linux-2.6.23.ppc64</text:p>
      <text:p text:style-name="Text_20_body_20_indent">make mrproper</text:p>
      <text:p text:style-name="Text_20_body_20_indent">cp configs/kernel-2.6.23.1-ppc64.config .config</text:p>
      <text:p text:style-name="Text_20_body_20_indent">make menuconfig</text:p>
      <text:p text:style-name="Text_20_body_20_indent"/>
      <text:p text:style-name="Text_20_body_20_indent">Kernel options <text:s/>---&gt;</text:p>
      <text:p text:style-name="Text_20_body_20_indent"><text:soft-page-break/>[*] 64k page size </text:p>
      <text:p text:style-name="Text_20_body_20_indent">Platform support <text:s/>---&gt; </text:p>
      <text:p text:style-name="Text_20_body_20_indent">[ ] Sony PS3</text:p>
      <text:p text:style-name="Text_20_body_20_indent">&lt;exit&gt;&lt;exit&gt;&lt;save&gt;</text:p>
      <text:p text:style-name="Text_20_body_20_indent"/>
      <text:p text:style-name="Text_20_body_20_indent">Edit Makefile suffix:</text:p>
      <text:p text:style-name="Text_20_body_20_indent">EXTRAVERSION = .1-42.fc8-64k</text:p>
      <text:p text:style-name="Text_20_body_20_indent"/>
      <text:p text:style-name="Text_20_body_20_indent">make -j4</text:p>
      <text:p text:style-name="Text_20_body_20_indent">make modules_install</text:p>
      <text:p text:style-name="Text_20_body_20_indent">strip vmlinux</text:p>
      <text:p text:style-name="Text_20_body_20_indent">mv vmlinux /boot/vmlinuz-2.6.23.1-42.fc8-64k</text:p>
      <text:p text:style-name="Text_20_body_20_indent">cd /lib/modules/2.6.23.1-42.fc8-64k/kernel</text:p>
      <text:p text:style-name="Text_20_body_20_indent">find . -name "*.ko" -type f -exec strip -g {} \;</text:p>
      <text:p text:style-name="Text_20_body_20_indent">#mkinitrd /boot/initrd-2.6.23.1-42.fc8-64k.img 2.6.23.1-42.fc8-64k</text:p>
      <text:p text:style-name="Text_20_body_20_indent">#rm -f /boot/vmlinuz-2.6.23.1-42.fc8 /boot/initrd-2.6.23.1-42.fc8.img</text:p>
      <text:p text:style-name="Text_20_body_20_indent">#rm -rf /lib/modules/2.6.23.1-42.fc8</text:p>
      <text:h text:style-name="Heading_20_2" text:outline-level="2"><text:s/>Rebuild aufs</text:h>
      <text:p text:style-name="Standard"/>
      <text:p text:style-name="Text_20_body_20_indent">Rebuild aufs.so</text:p>
      <text:p text:style-name="Text_20_body_20_indent"/>
      <text:p text:style-name="Text_20_body_20_indent">rm -rf aufs</text:p>
      <text:p text:style-name="Text_20_body_20_indent">tar jxvf aufs-2-6-2008.tar.bz2</text:p>
      <text:p text:style-name="Text_20_body_20_indent">cd aufs</text:p>
      <text:p text:style-name="Text_20_body_20_indent">mv include/linux/aufs_type.h fs/aufs/</text:p>
      <text:p text:style-name="Text_20_body_20_indent">cd fs/aufs/</text:p>
      <text:p text:style-name="Text_20_body_20_indent">patch -p1 &lt; ../../../aufs-standalone.patch</text:p>
      <text:p text:style-name="Text_20_body_20_indent">chmod +x build.sh</text:p>
      <text:p text:style-name="Text_20_body_20_indent">./build.sh 2.6.23.1-42.fc8-64k</text:p>
      <text:p text:style-name="Text_20_body_20_indent">strip -g aufs.ko</text:p>
      <text:p text:style-name="Text_20_body_20_indent">cp aufs.ko /root</text:p>
      <text:p text:style-name="Text_20_body_20_indent"/>
      <text:p text:style-name="Text_20_body_20_indent">NOTE: <text:s/>patch genimage</text:p>
      <text:p text:style-name="Text_20_body_20_indent"><text:soft-page-break/></text:p>
      <text:p text:style-name="P29">On <text:s/>rra047b:</text:p>
      <text:p text:style-name="Text_20_body_20_indent"><text:tab/>cd /root</text:p>
      <text:p text:style-name="Text_20_body_20_indent"><text:tab/>./genimage -i eth0 -n tg3 -o fedora8 -p compute</text:p>
      <text:p text:style-name="Text_20_body_20_indent"><text:tab/>cd /lib/modules</text:p>
      <text:p text:style-name="Text_20_body_20_indent"><text:tab/>cp -r 2.6.23.1-42.fc8-64k /install/netboot/fedora8/ppc64/compute/rootimg/lib/modules/</text:p>
      <text:p text:style-name="Text_20_body_20_indent"><text:tab/>cd /boot</text:p>
      <text:p text:style-name="Text_20_body_20_indent"><text:tab/>cp vmlinuz-2.6.23.1-42.fc8-64k /install/netboot/fedora8/ppc64/compute/kernel</text:p>
      <text:h text:style-name="Heading_20_2" text:outline-level="2">Test unsquashed:</text:h>
      <text:p text:style-name="Standard"/>
      <text:p text:style-name="Standard"/>
      <text:p text:style-name="Text_20_body_20_indent"><text:tab/><text:span text:style-name="T2">On <text:s/>rraa047b:</text:span></text:p>
      <text:p text:style-name="P11"/>
      <text:p text:style-name="P11"><text:tab/>cd /root</text:p>
      <text:p text:style-name="P11"><text:tab/>./geninitrd -i eth0 -n tg3 -o fedora8 -p compute -k 2.6.23.1-42.fc8-64k</text:p>
      <text:p text:style-name="P11"/>
      <text:p text:style-name="P11"><text:tab/><text:span text:style-name="T2">On Management Node:</text:span></text:p>
      <text:p text:style-name="P11"/>
      <text:p text:style-name="P11"><text:tab/>rm -f /install/netboot/fedora8/ppc64/compute/rootimg.sfs</text:p>
      <text:p text:style-name="P11"><text:tab/>packimage -a ppc64 -o fedora8 -p compute -m cpio</text:p>
      <text:p text:style-name="P11"><text:tab/>nodech rra047b nodetype.profile=compute nodetype.os=fedora8</text:p>
      <text:p text:style-name="P11"><text:tab/>gnodeset rra047b netboot</text:p>
      <text:p text:style-name="P11"><text:tab/>rpower rra047b boot</text:p>
      <text:p text:style-name="P11"/>
      <text:h text:style-name="Heading_20_3" text:outline-level="3"><text:s/>Check memory</text:h>
      <text:p text:style-name="Text_20_body_20_indent"># ssh left "echo 3 &gt; /proc/sys/vm/drop_caches;free -m;df -h"</text:p>
      <text:p text:style-name="Text_20_body_20_indent"><text:s text:c="13"/>total <text:s text:c="6"/>used <text:s text:c="6"/>free <text:s text:c="4"/>shared <text:s text:c="3"/>buffers <text:s text:c="4"/>cached</text:p>
      <text:p text:style-name="Text_20_body_20_indent">Mem: <text:s text:c="9"/>4012 <text:s text:c="7"/>495 <text:s text:c="6"/>3517 <text:s text:c="9"/>0 <text:s text:c="9"/>0 <text:s text:c="7"/>429</text:p>
      <text:p text:style-name="Text_20_body_20_indent">-/+ buffers/cache: <text:s text:c="8"/>66 <text:s text:c="6"/>3946</text:p>
      <text:p text:style-name="Text_20_body_20_indent">Swap: <text:s text:c="11"/>0 <text:s text:c="9"/>0 <text:s text:c="9"/>0</text:p>
      <text:p text:style-name="Text_20_body_20_indent">Filesystem <text:s text:c="11"/>Size <text:s/>Used Avail Use% Mounted on</text:p>
      <text:p text:style-name="Text_20_body_20_indent">compute_ppc64 <text:s text:c="8"/>2.0G <text:s/>432M <text:s/>1.6G <text:s/>22% /</text:p>
      <text:p text:style-name="Text_20_body_20_indent">none <text:s text:c="18"/>10M <text:s text:c="4"/>0 <text:s text:c="2"/>10M <text:s text:c="2"/>0% /tmp</text:p>
      <text:p text:style-name="Text_20_body_20_indent">none <text:s text:c="18"/>10M <text:s text:c="4"/>0 <text:s text:c="2"/>10M <text:s text:c="2"/>0% /var/tmp</text:p>
      <text:p text:style-name="Text_20_body_20_indent"/>
      <text:h text:style-name="Heading_20_2" text:outline-level="2"><text:soft-page-break/>Test squash</text:h>
      <text:p text:style-name="Text_20_body_20_indent"><text:tab/><text:span text:style-name="T2">On <text:s/>rra047b:</text:span></text:p>
      <text:p text:style-name="P11"/>
      <text:p text:style-name="P11"><text:tab/>cd /root</text:p>
      <text:p text:style-name="P11"><text:tab/>./geninitrd -i eth0 -n tg3,squashfs,aufs,loop -o fedora8 -p compute -k 2.6.23.1-42.fc8-64k -l $(expr 100 \* 1024 \* 1024)</text:p>
      <text:p text:style-name="P11"/>
      <text:p text:style-name="Text_20_body_20_indent"><text:tab/><text:span text:style-name="T2">On Management Node:</text:span> </text:p>
      <text:p text:style-name="Text_20_body_20_indent"/>
      <text:p text:style-name="Text_20_body_20_indent"><text:tab/>rm -f /install/netboot/fedora8/ppc64/compute/rootimg.sfs</text:p>
      <text:p text:style-name="Text_20_body_20_indent"><text:tab/>packimage -a ppc64 -o fedora8 -p compute -m squashfs #bug, must remove sfs first</text:p>
      <text:p text:style-name="Text_20_body_20_indent"><text:tab/>nodech left nodetype.profile=compute nodetype.os=fedora8</text:p>
      <text:p text:style-name="Text_20_body_20_indent"><text:tab/>nodeset left netboot</text:p>
      <text:p text:style-name="Text_20_body_20_indent"><text:tab/>rpower left boot</text:p>
      <text:h text:style-name="Heading_20_3" text:outline-level="3"><text:s/>Check memory</text:h>
      <text:p text:style-name="Text_20_body_20_indent"># ssh left "echo 3 &gt; /proc/sys/vm/drop_caches;free -m;df -h"</text:p>
      <text:p text:style-name="Text_20_body_20_indent"><text:s text:c="13"/>total <text:s text:c="6"/>used <text:s text:c="6"/>free <text:s text:c="4"/>shared <text:s text:c="3"/>buffers <text:s text:c="4"/>cached</text:p>
      <text:p text:style-name="Text_20_body_20_indent">Mem: <text:s text:c="9"/>4012 <text:s text:c="7"/>127 <text:s text:c="6"/>3885 <text:s text:c="9"/>0 <text:s text:c="9"/>0 <text:s text:c="8"/>65</text:p>
      <text:p text:style-name="Text_20_body_20_indent">-/+ buffers/cache: <text:s text:c="8"/>61 <text:s text:c="6"/>3951</text:p>
      <text:p text:style-name="Text_20_body_20_indent">Swap: <text:s text:c="11"/>0 <text:s text:c="9"/>0 <text:s text:c="9"/>0</text:p>
      <text:p text:style-name="Text_20_body_20_indent">Filesystem <text:s text:c="11"/>Size <text:s/>Used Avail Use% Mounted on</text:p>
      <text:p text:style-name="Text_20_body_20_indent">compute_ppc64 <text:s text:c="8"/>100M <text:s/>1.7M <text:s text:c="2"/>99M <text:s text:c="2"/>2% /</text:p>
      <text:p text:style-name="Text_20_body_20_indent">none <text:s text:c="18"/>10M <text:s text:c="4"/>0 <text:s text:c="2"/>10M <text:s text:c="2"/>0% /tmp</text:p>
      <text:p text:style-name="Text_20_body_20_indent">none <text:s text:c="18"/>10M <text:s text:c="4"/>0 <text:s text:c="2"/>10M <text:s text:c="2"/>0% /var/tmp</text:p>
      <text:p text:style-name="Text_20_body_20_indent"/>
      <text:p text:style-name="Text_20_body_20_indent">./lib/modules/* in compute.exlist:</text:p>
      <text:p text:style-name="Text_20_body_20_indent"/>
      <text:p text:style-name="Text_20_body_20_indent"/>
      <text:p text:style-name="Text_20_body_20_indent"/>
      <text:p text:style-name="Text_20_body_20_indent"/>
      <text:p text:style-name="Text_20_body_20_indent"/>
      <text:h text:style-name="Heading_20_2" text:outline-level="2"><text:s/>Switch back to 4K pages</text:h>
      <text:p text:style-name="Text_20_body_20_indent"/>
      <text:p text:style-name="Text_20_body_20_indent"><text:soft-page-break/><text:tab/><text:span text:style-name="T2">On rra047b</text:span></text:p>
      <text:p text:style-name="Text_20_body_20_indent"><text:tab/>cd /boot</text:p>
      <text:p text:style-name="Text_20_body_20_indent"><text:tab/>cp -f vmlinuz-2.6.23.1-42.fc8 /install/netboot/fedora8/ppc64/compute/kernel</text:p>
      <text:p text:style-name="Text_20_body_20_indent"><text:tab/>cd /root</text:p>
      <text:p text:style-name="Text_20_body_20_indent"><text:tab/>./geninitrd -i eth0 -n tg3 -o fedora8 -p compute</text:p>
      <text:p text:style-name="Text_20_body_20_indent"/>
      <text:p text:style-name="Text_20_body_20_indent"><text:tab/>OR</text:p>
      <text:p text:style-name="Text_20_body_20_indent"/>
      <text:p text:style-name="Text_20_body_20_indent"><text:tab/>./geninitrd -i eth0 -n tg3,squashfs,aufs,loop -o fedora8 -p compute -l $(expr 100 \* 1024 \* 1024)</text:p>
      <text:p text:style-name="Text_20_body_20_indent"><text:tab/><text:span text:style-name="T2">From Management Node:</text:span></text:p>
      <text:p text:style-name="Text_20_body_20_indent"><text:tab/>rm -f /install/netboot/fedora8/ppc64/compute/rootimg.sfs</text:p>
      <text:p text:style-name="Text_20_body_20_indent"><text:tab/>packimage -a ppc64 -o fedora8 -p compute -m cpio</text:p>
      <text:p text:style-name="Text_20_body_20_indent"/>
      <text:p text:style-name="Text_20_body_20_indent"><text:tab/>OR</text:p>
      <text:p text:style-name="Text_20_body_20_indent"/>
      <text:p text:style-name="Text_20_body_20_indent"><text:tab/>packimage -a ppc64 -o fedora8 -p compute -m squashfs</text:p>
      <text:p text:style-name="Text_20_body_20_indent"><text:tab/>nodech rra047b nodetype.profile=compute nodetype.os=fedora8</text:p>
      <text:p text:style-name="Text_20_body_20_indent"><text:tab/>nodeset rra047b netboot</text:p>
      <text:p text:style-name="Text_20_body_20_indent"><text:tab/>rpower rra047b boot</text:p>
      <text:p text:style-name="Text_20_body_20_indent"/>
      <text:p text:style-name="P11">====================================================================================================</text:p>
      <text:p text:style-name="Standard"/>
      <text:h text:style-name="Heading_20_1" text:outline-level="1"><text:s/>Installing OpenLDAP</text:h>
      <text:p text:style-name="Standard"/>
      <text:h text:style-name="Heading_20_2" text:outline-level="2">Setup LDAP Server</text:h>
      <text:p text:style-name="Standard"/>
      <text:p text:style-name="P3">On the management node:</text:p>
      <text:p text:style-name="P3"/>
      <text:list text:style-name="WW8Num9" text:continue-numbering="true">
        <text:list-header>
          <text:p text:style-name="P21"/>
        </text:list-header>
      </text:list>
      <text:list text:style-name="WW8Num9">
        <text:list-item text:start-value="1">
          <text:p text:style-name="List_20_Number">export /home (rw) for testing</text:p>
        </text:list-item>
        <text:list-item>
          <text:p text:style-name="List_20_Number">add a test userid : IBM</text:p>
        </text:list-item>
      </text:list>
      <text:p text:style-name="P42"/>
      <text:p text:style-name="P42"/>
      <text:p text:style-name="Text_20_body_20_indent"><text:soft-page-break/>useradd ibm</text:p>
      <text:p text:style-name="Text_20_body_20_indent">mkdir ~ibm/.ssh</text:p>
      <text:p text:style-name="Text_20_body_20_indent">mkdir ~ibm/.pbs_spool</text:p>
      <text:p text:style-name="Text_20_body_20_indent"/>
      <text:p text:style-name="Text_20_body_20_indent">ssh-keygen -t rsa -q -N "" -f ~ibm/.ssh/id_rsa</text:p>
      <text:p text:style-name="Text_20_body_20_indent">cp ~ibm/.ssh/id_rsa.pub ~ibm/.ssh/authorized_keys</text:p>
      <text:p text:style-name="Text_20_body_20_indent"/>
      <text:list text:style-name="WW8Num9" text:continue-numbering="true">
        <text:list-item>
          <text:p text:style-name="List_20_Number">Create ~ibm/.ssh/config:</text:p>
        </text:list-item>
      </text:list>
      <text:p text:style-name="Text_20_body_20_indent">Add the following lines:</text:p>
      <text:p text:style-name="Text_20_body_20_indent"/>
      <text:p text:style-name="Text_20_body_20_indent">ForwardX11 yes</text:p>
      <text:p text:style-name="Text_20_body_20_indent">StrictHostKeyChecking no</text:p>
      <text:p text:style-name="Text_20_body_20_indent">FallBackToRsh no</text:p>
      <text:p text:style-name="Text_20_body_20_indent">BatchMode yes</text:p>
      <text:p text:style-name="Text_20_body_20_indent">ConnectionAttempts 5</text:p>
      <text:p text:style-name="Text_20_body_20_indent">UsePrivilegedPort no</text:p>
      <text:p text:style-name="Text_20_body_20_indent">Compression no</text:p>
      <text:p text:style-name="Text_20_body_20_indent">Cipher blowfish</text:p>
      <text:p text:style-name="Text_20_body_20_indent">UserKnownHostsFile /dev/null</text:p>
      <text:p text:style-name="Text_20_body_20_indent">CheckHostIP no</text:p>
      <text:p text:style-name="Text_20_body_20_indent"/>
      <text:list text:style-name="WW8Num9" text:continue-numbering="true">
        <text:list-item>
          <text:p text:style-name="List_20_Number">Set permissions :</text:p>
        </text:list-item>
      </text:list>
      <text:p text:style-name="P42"/>
      <text:p text:style-name="Text_20_body_20_indent">chown -R ibm.ibm ~ibm</text:p>
      <text:p text:style-name="Text_20_body_20_indent">chmod 700 ~ibm/.ssh</text:p>
      <text:p text:style-name="Text_20_body_20_indent">chmod 600 ~ibm/.ssh/*</text:p>
      <text:p text:style-name="Text_20_body_20_indent"/>
      <text:h text:style-name="Heading_20_3" text:outline-level="3">Install the <text:s/>LDAP rpms </text:h>
      <text:list text:style-name="WW8Num9" text:continue-numbering="true">
        <text:list-header>
          <text:p text:style-name="P21"/>
        </text:list-header>
      </text:list>
      <text:p text:style-name="P5">yum install openldap-servers</text:p>
      <text:p text:style-name="P5"/>
      <text:p text:style-name="P5">The following rpms should be installed:</text:p>
      <text:p text:style-name="P55"/>
      <text:p text:style-name="P31">openldap-*</text:p>
      <text:p text:style-name="P31">openldap-devel-*</text:p>
      <text:p text:style-name="P31"><text:soft-page-break/>openldap-clients-*</text:p>
      <text:p text:style-name="P14"><text:s text:c="5"/>openldap-servers-*</text:p>
      <text:p text:style-name="P31"/>
      <text:h text:style-name="Heading_20_2" text:outline-level="2" text:is-list-header="true"/>
      <text:h text:style-name="Heading_20_3" text:outline-level="3"><text:s/>Configure LDAP</text:h>
      <text:list text:style-name="WW8Num9">
        <text:list-item text:start-value="1">
          <text:p text:style-name="List_20_Number">cd <text:s/>/etc/ldap</text:p>
          <text:p text:style-name="List_20_Number"/>
        </text:list-item>
        <text:list-item>
          <text:p text:style-name="List_20_Number"><text:span text:style-name="T2">edit </text:span><text:span text:style-name="T6">slapd.conf</text:span></text:p>
          <text:p text:style-name="P23"/>
        </text:list-item>
      </text:list>
      <text:p text:style-name="Text_20_body_20_indent">Put in the following information:</text:p>
      <text:p text:style-name="Text_20_body_20_indent">#xCAT start</text:p>
      <text:p text:style-name="Text_20_body_20_indent">#cluster.net:</text:p>
      <text:p text:style-name="Text_20_body_20_indent">suffix <text:s text:c="9"/>"dc=cluster,dc=net"</text:p>
      <text:p text:style-name="Text_20_body_20_indent"/>
      <text:p text:style-name="Text_20_body_20_indent">#root access</text:p>
      <text:p text:style-name="Text_20_body_20_indent">rootdn <text:s text:c="9"/>"cn=root,dc=cluster,dc=net"</text:p>
      <text:p text:style-name="Text_20_body_20_indent"/>
      <text:p text:style-name="Text_20_body_20_indent">#passwd generated with: perl -e 'print crypt("cluster","XX"),"\n"'</text:p>
      <text:p text:style-name="Text_20_body_20_indent">rootpw <text:s text:c="9"/>{SSHA}sjoMd3HJVYLBo0UY/9pou6QW7efA7dq8</text:p>
      <text:p text:style-name="Text_20_body_20_indent"/>
      <text:p text:style-name="Text_20_body_20_indent"># password hash algorithm</text:p>
      <text:p text:style-name="Text_20_body_20_indent">password-hash {SSHA}</text:p>
      <text:p text:style-name="Text_20_body_20_indent"/>
      <text:p text:style-name="Text_20_body_20_indent"># The userPassword by default can be changed by the entry owning it if they</text:p>
      <text:p text:style-name="Text_20_body_20_indent"># are authenticated. Others should not be able to see it, except the admin.</text:p>
      <text:p text:style-name="Text_20_body_20_indent">access to attrs=userPassword</text:p>
      <text:p text:style-name="Text_20_body_20_indent"><text:s text:c="8"/>by dn="uid=admin,ou=People,dc=cluster,dc=net" write</text:p>
      <text:p text:style-name="Text_20_body_20_indent"><text:s text:c="8"/>by anonymous auth</text:p>
      <text:p text:style-name="Text_20_body_20_indent"><text:s text:c="8"/>by self write</text:p>
      <text:p text:style-name="Text_20_body_20_indent"><text:s text:c="8"/>by * none</text:p>
      <text:p text:style-name="Text_20_body_20_indent"/>
      <text:p text:style-name="Text_20_body_20_indent">#</text:p>
      <text:p text:style-name="Text_20_body_20_indent">##password aging</text:p>
      <text:p text:style-name="P32"><text:soft-page-break/>access to attrs=shadowLastChange</text:p>
      <text:p text:style-name="Text_20_body_20_indent"><text:s text:c="8"/>by dn="uid=admin,ou=People,dc=cluster,dc=net" write</text:p>
      <text:p text:style-name="Text_20_body_20_indent"><text:s text:c="8"/>by self write</text:p>
      <text:p text:style-name="Text_20_body_20_indent"><text:s text:c="8"/>by * read</text:p>
      <text:p text:style-name="P12"/>
      <text:list text:style-name="WW8Num9" text:continue-numbering="true">
        <text:list-item>
          <text:p text:style-name="List_20_Number">c<text:span text:style-name="T9">p /etc/openldap/DB_CONFIG.example /var/lib/ldap/DB_CONFIG</text:span></text:p>
        </text:list-item>
        <text:list-item>
          <text:p text:style-name="P22">start <text:s/>ldap</text:p>
          <text:p text:style-name="P22">service ldap start</text:p>
        </text:list-item>
      </text:list>
      <text:h text:style-name="Heading_20_3" text:outline-level="3"><text:span text:style-name="T9"><text:s/></text:span><text:span text:style-name="T10">Migrate Users</text:span></text:h>
      <text:p text:style-name="P6"/>
      <text:p text:style-name="Text_20_body_20_indent">cd /usr/share/openldap/migration</text:p>
      <text:p text:style-name="Text_20_body_20_indent"/>
      <text:p text:style-name="Text_20_body_20_indent">Edit migrate_common.ph:</text:p>
      <text:p text:style-name="Text_20_body_20_indent"/>
      <text:p text:style-name="Text_20_body_20_indent">$DEFAULT_MAIL_DOMAIN = "cluster.net";</text:p>
      <text:p text:style-name="Text_20_body_20_indent">$DEFAULT_BASE = "dc=cluster,dc=net";</text:p>
      <text:p text:style-name="Text_20_body_20_indent">$EXTENDED_SCHEMA = 1;</text:p>
      <text:p text:style-name="Text_20_body_20_indent"/>
      <text:p text:style-name="Text_20_body_20_indent">cd /usr/share/openldap/migration</text:p>
      <text:p text:style-name="Text_20_body_20_indent">./migrate_base.pl &gt;/tmp/base.ldif</text:p>
      <text:p text:style-name="Text_20_body_20_indent">./migrate_passwd.pl /etc/passwd &gt;&gt;/tmp/base.ldif</text:p>
      <text:p text:style-name="Text_20_body_20_indent">./migrate_group.pl /etc/group &gt;&gt;/tmp/base.ldif</text:p>
      <text:p text:style-name="Text_20_body_20_indent">cd /var/lib/ldap</text:p>
      <text:p text:style-name="Text_20_body_20_indent">service ldap stop</text:p>
      <text:p text:style-name="Text_20_body_20_indent">slapadd -l /tmp/base.ldif</text:p>
      <text:p text:style-name="Text_20_body_20_indent">chown ldap.ldap *</text:p>
      <text:p text:style-name="Text_20_body_20_indent">service ldap start</text:p>
      <text:p text:style-name="P33"/>
      <text:p text:style-name="Standard"/>
      <text:p text:style-name="Standard"/>
      <text:h text:style-name="Heading_20_2" text:outline-level="2"><text:s/>Setup LDAP Client</text:h>
      <text:p text:style-name="Standard"/>
      <text:h text:style-name="Heading_20_3" text:outline-level="3">Install LDAP into the image</text:h>
      <text:p text:style-name="Standard"/>
      <text:p text:style-name="Text_20_body_20_indent"><text:soft-page-break/>yum --installroot=/install/netboot/fedora8/x86_64/compute/rootimg \</text:p>
      <text:p text:style-name="Text_20_body_20_indent"><text:s text:c="8"/>install openldap-clients nss_ldap nfs-utils vi</text:p>
      <text:p text:style-name="Text_20_body_20_indent"/>
      <text:h text:style-name="Heading_20_3" text:outline-level="3"><text:s/>Update the ldap configuration </text:h>
      <text:p text:style-name="Standard"/>
      <text:p text:style-name="Text_20_body_20_indent">cd /install/netboot/fedora8/x86_64/compute/rootimg</text:p>
      <text:p text:style-name="Text_20_body_20_indent"/>
      <text:p text:style-name="P29">Edit /etc/ldap.conf with these changes:</text:p>
      <text:p text:style-name="Text_20_body_20_indent"/>
      <text:p text:style-name="Text_20_body_20_indent">host 11.16.0.1</text:p>
      <text:p text:style-name="Text_20_body_20_indent">base dc=cluster,dc=net</text:p>
      <text:p text:style-name="Text_20_body_20_indent">nss_base_passwd ou=People,dc=cluster,dc=net</text:p>
      <text:p text:style-name="Text_20_body_20_indent">nss_base_shadow ou=People,dc=cluster,dc=net</text:p>
      <text:p text:style-name="Text_20_body_20_indent">nss_base_group <text:s/>ou=Group,dc=cluster,dc=net</text:p>
      <text:p text:style-name="Text_20_body_20_indent"/>
      <text:p text:style-name="P29">Edit etc/openldap/ldap.conf with these changes:</text:p>
      <text:p text:style-name="Text_20_body_20_indent"/>
      <text:p text:style-name="Text_20_body_20_indent">URI <text:s/>ldap://11.16.0.1</text:p>
      <text:p text:style-name="Text_20_body_20_indent">BASE dc=cluster,dc=net</text:p>
      <text:p text:style-name="Text_20_body_20_indent"/>
      <text:p text:style-name="P29">Edit etc/nsswitch with these changes </text:p>
      <text:p text:style-name="Text_20_body_20_indent"/>
      <text:p text:style-name="Text_20_body_20_indent">passwd: <text:s text:c="4"/>files ldap</text:p>
      <text:p text:style-name="Text_20_body_20_indent">shadow: <text:s text:c="4"/>files ldap</text:p>
      <text:p text:style-name="Text_20_body_20_indent">group: <text:s text:c="5"/>files ldap</text:p>
      <text:p text:style-name="Text_20_body_20_indent"/>
      <text:p text:style-name="P29">Edit etc/pam.d/system-auth, change (order important!):</text:p>
      <text:p text:style-name="Text_20_body_20_indent">change </text:p>
      <text:p text:style-name="Text_20_body_20_indent">account <text:s text:c="4"/>required <text:s text:c="5"/>pam_unix.so</text:p>
      <text:p text:style-name="Text_20_body_20_indent"/>
      <text:p text:style-name="Text_20_body_20_indent">to</text:p>
      <text:p text:style-name="Text_20_body_20_indent"/>
      <text:p text:style-name="Text_20_body_20_indent">account <text:s text:c="4"/>sufficient <text:s text:c="3"/>pam_ldap.so</text:p>
      <text:p text:style-name="Text_20_body_20_indent"><text:soft-page-break/>account <text:s text:c="4"/>required <text:s text:c="5"/>pam_unix.so</text:p>
      <text:p text:style-name="Text_20_body_20_indent"/>
      <text:p text:style-name="P29">Add to fstab to Mount /home for testing:</text:p>
      <text:p text:style-name="Text_20_body_20_indent"/>
      <text:p text:style-name="Text_20_body_20_indent">11.16.0.1:/home /home nfs timeo=14,intr 1 2</text:p>
      <text:p text:style-name="Text_20_body_20_indent"/>
      <text:p text:style-name="Text_20_body_20_indent">o <text:s/></text:p>
      <text:h text:style-name="Heading_20_3" text:outline-level="3"><text:s/>Build the image and <text:s/>install </text:h>
      <text:p text:style-name="Standard"/>
      <text:p text:style-name="Standard"/>
      <text:p text:style-name="Standard">Add the following rpms to the image for testing:</text:p>
      <text:p text:style-name="Text_20_body_20_indent">sunrpc,lockd,nfs,nfs_acl installed for testing (order important!):</text:p>
      <text:p text:style-name="Standard"/>
      <text:p text:style-name="Text_20_body_20_indent">cd /opt/xcat/share/xcat/netboot/fedora</text:p>
      <text:p text:style-name="Text_20_body_20_indent">./geninitrd -i eth0 -n tg3,bnx2,sunrpc,lockd,nfs,nfs_acl -o fedora8 -p compute</text:p>
      <text:p text:style-name="Text_20_body_20_indent">packimage -o fedora8 -p compute -a x86_64</text:p>
      <text:p text:style-name="Text_20_body_20_indent">nodeset rra047a netboot</text:p>
      <text:p text:style-name="Text_20_body_20_indent">rpower rra047a boot</text:p>
      <text:p text:style-name="Text_20_body_20_indent"/>
      <text:p text:style-name="Text_20_body_20_indent"/>
      <text:h text:style-name="Heading_20_1" text:outline-level="1"><text:s/>Setup Hierarchical LDAP</text:h>
      <text:p text:style-name="Standard">TBD</text:p>
      <text:p text:style-name="Standard"/>
      <text:h text:style-name="Heading_20_1" text:outline-level="1"><text:s/>Install <text:s/>Torque</text:h>
      <text:h text:style-name="Heading_20_2" text:outline-level="2"><text:s text:c="2"/>Setup Torque Server</text:h>
      <text:p text:style-name="Text_20_body_20_indent">cd /tmp</text:p>
      <text:p text:style-name="Text_20_body_20_indent"><text:span text:style-name="T8">w</text:span><text:span text:style-name="T7">get http://www.clusterresources.com/downloads/torque/torque-2.3.0.tar.gz</text:span></text:p>
      <text:p text:style-name="Text_20_body_20_indent">tar zxvf torque-2.3.0.tar.gz</text:p>
      <text:p text:style-name="Text_20_body_20_indent">cd torque-2.3.0</text:p>
      <text:p text:style-name="Text_20_body_20_indent">CFLAGS=-D__TRR ./configure \</text:p>
      <text:p text:style-name="Text_20_body_20_indent"><text:s text:c="8"/>--prefix=/opt/torque \</text:p>
      <text:p text:style-name="Text_20_body_20_indent"><text:s text:c="8"/>--exec-prefix=/opt/torque/x86_64 \</text:p>
      <text:p text:style-name="Text_20_body_20_indent"><text:soft-page-break/><text:s text:c="8"/>--enable-docs \</text:p>
      <text:p text:style-name="Text_20_body_20_indent"><text:s text:c="8"/>--disable-gui \</text:p>
      <text:p text:style-name="Text_20_body_20_indent"><text:s text:c="8"/>--with-server-home=/var/spool/pbs \</text:p>
      <text:p text:style-name="Text_20_body_20_indent"><text:s text:c="8"/>--enable-syslog \</text:p>
      <text:p text:style-name="Text_20_body_20_indent"><text:s text:c="8"/>--with-scp \</text:p>
      <text:p text:style-name="Text_20_body_20_indent"><text:s text:c="8"/>--disable-rpp \</text:p>
      <text:p text:style-name="Text_20_body_20_indent"><text:s text:c="8"/>--disable-spool</text:p>
      <text:p text:style-name="Text_20_body_20_indent">make</text:p>
      <text:p text:style-name="Text_20_body_20_indent">make install</text:p>
      <text:p text:style-name="Text_20_body_20_indent"/>
      <text:h text:style-name="Heading_20_2" text:outline-level="2">Configure Torque</text:h>
      <text:p text:style-name="Standard"/>
      <text:p text:style-name="Text_20_body_20_indent">cd /opt/torque/x86_64/lib</text:p>
      <text:p text:style-name="Text_20_body_20_indent">ln -s libtorque.so.2.0.0 libtorque.so.0</text:p>
      <text:p text:style-name="Text_20_body_20_indent">echo "/opt/torque/x86_64/lib" &gt;&gt;/etc/ld.so.conf.d/torque.conf</text:p>
      <text:p text:style-name="Text_20_body_20_indent">ldconfig</text:p>
      <text:p text:style-name="Text_20_body_20_indent">cp -f /opt/xcat/share/xcat/netboot/add-on/torque/xpbsnodes /opt/torque/x86_64/bin/</text:p>
      <text:p text:style-name="Text_20_body_20_indent">cp -f /opt/xcat/share/xcat/netboot/add-on/torque/pbsnodestat /opt/torque/x86_64/bin/</text:p>
      <text:p text:style-name="Text_20_body_20_indent"/>
      <text:p text:style-name="Text_20_body_20_indent">Create /etc/profile.d/torque.sh:</text:p>
      <text:p text:style-name="Text_20_body_20_indent"/>
      <text:p text:style-name="Text_20_body_20_indent">export PBS_DEFAULT=mn20</text:p>
      <text:p text:style-name="Text_20_body_20_indent">export PATH=/opt/torque/x86_64/bin:$PATH</text:p>
      <text:p text:style-name="Text_20_body_20_indent"/>
      <text:p text:style-name="Text_20_body_20_indent">chmod 755 /etc/profile.d/torque.sh</text:p>
      <text:p text:style-name="Text_20_body_20_indent">source /etc/profile.d/torque.sh</text:p>
      <text:p text:style-name="Text_20_body_20_indent"/>
      <text:p text:style-name="Text_20_body_20_indent"/>
      <text:h text:style-name="Heading_20_2" text:outline-level="2"><text:s/>Define Nodes</text:h>
      <text:p text:style-name="Text_20_body_20_indent">cd /var/spool/pbs/server_priv</text:p>
      <text:p text:style-name="Text_20_body_20_indent">nodels '/rr.*a' groups | sed 's/: groups://' | sed 's/,/ /g' | sed 's/$/ np=4/' &gt;nodes</text:p>
      <text:p text:style-name="Text_20_body_20_indent"/>
      <text:h text:style-name="Heading_20_2" text:outline-level="2"><text:soft-page-break/><text:s/>Setup and Start Service</text:h>
      <text:p text:style-name="Standard"/>
      <text:p text:style-name="Text_20_body_20_indent">cp -f /opt/xcat/share/xcat/netboot/add-on/torque/pbs /etc/init.d/</text:p>
      <text:p text:style-name="Text_20_body_20_indent">cp -f /opt/xcat/share/xcat/netboot/add-on/torque/pbs_mom /etc/init.d/</text:p>
      <text:p text:style-name="Text_20_body_20_indent">cp -f /opt/xcat/share/xcat/netboot/add-on/torque/pbs_sched /etc/init.d/</text:p>
      <text:p text:style-name="Text_20_body_20_indent">cp -f /opt/xcat/share/xcat/netboot/add-on/torque/pbs_server /etc/init.d/</text:p>
      <text:p text:style-name="Text_20_body_20_indent">chkconfig --del pbs</text:p>
      <text:p text:style-name="Text_20_body_20_indent">chkconfig --del pbs_mom</text:p>
      <text:p text:style-name="Text_20_body_20_indent">chkconfig --del pbs_sched</text:p>
      <text:p text:style-name="Text_20_body_20_indent">chkconfig --level 345 pbs_server on</text:p>
      <text:p text:style-name="Text_20_body_20_indent">service pbs_server start</text:p>
      <text:p text:style-name="Text_20_body_20_indent"/>
      <text:p text:style-name="Standard"/>
      <text:h text:style-name="Heading_20_2" text:outline-level="2"><text:s/>Install pbstop</text:h>
      <text:p text:style-name="Standard"/>
      <text:p text:style-name="Text_20_body_20_indent">cp -f /opt/xcat/share/xcat/netboot/add-on/torque/pbstop /opt/torque/x86_64/bin/</text:p>
      <text:p text:style-name="Text_20_body_20_indent">chmod 755 /opt/torque/x86_64/bin/pbstop</text:p>
      <text:p text:style-name="Standard"/>
      <text:h text:style-name="Heading_20_2" text:outline-level="2"><text:s/>Install Perl Curses for PBS top</text:h>
      <text:p text:style-name="Standard"/>
      <text:p text:style-name="Text_20_body_20_indent">cd /tmp</text:p>
      <text:p text:style-name="Text_20_body_20_indent">tar zxvf /opt/xcat/share/xcat/netboot/add-on/torque/Curses-1.23.tgz</text:p>
      <text:p text:style-name="Text_20_body_20_indent">cd Curses-1.23</text:p>
      <text:p text:style-name="Text_20_body_20_indent">perl Makefile.PL</text:p>
      <text:p text:style-name="Text_20_body_20_indent">make</text:p>
      <text:p text:style-name="Text_20_body_20_indent">make install</text:p>
      <text:p text:style-name="P15"/>
      <text:p text:style-name="P16"/>
      <text:h text:style-name="Heading_20_2" text:outline-level="2"><text:s/>Create a Torque default queue</text:h>
      <text:p text:style-name="Standard"/>
      <text:p text:style-name="Text_20_body_20_indent">echo "create queue dque</text:p>
      <text:p text:style-name="Text_20_body_20_indent">set queue dque queue_type = Execution</text:p>
      <text:p text:style-name="Text_20_body_20_indent">set queue dque enabled = True</text:p>
      <text:p text:style-name="Text_20_body_20_indent"><text:soft-page-break/>set queue dque started = True</text:p>
      <text:p text:style-name="Text_20_body_20_indent">set server scheduling = True</text:p>
      <text:p text:style-name="Text_20_body_20_indent">set server default_queue = dque</text:p>
      <text:p text:style-name="Text_20_body_20_indent">set server log_events = 127</text:p>
      <text:p text:style-name="Text_20_body_20_indent">set server mail_from = adm</text:p>
      <text:p text:style-name="Text_20_body_20_indent">set server query_other_jobs = True</text:p>
      <text:p text:style-name="Text_20_body_20_indent">set server resources_default.walltime = 00:01:00</text:p>
      <text:p text:style-name="Text_20_body_20_indent">set server scheduler_iteration = 60</text:p>
      <text:p text:style-name="Text_20_body_20_indent">set server node_pack = False</text:p>
      <text:p text:style-name="Text_20_body_20_indent">s s keep_completed=300" | qmgr</text:p>
      <text:p text:style-name="Text_20_body_20_indent"/>
      <text:h text:style-name="Heading_20_2" text:outline-level="2"><text:s/>Setup Torque Client ( x86_64 only)</text:h>
      <text:p text:style-name="Standard"/>
      <text:h text:style-name="Heading_20_3" text:outline-level="3"><text:s/>Install Torque</text:h>
      <text:p text:style-name="Standard"/>
      <text:p text:style-name="Text_20_body_20_indent">cd /opt/xcat/share/xcat/netboot/add-on/torque</text:p>
      <text:p text:style-name="Text_20_body_20_indent">./add_torque /install/netboot/fedora8/x86_64/compute/rootimg mn20 /opt/torque x86_64 local</text:p>
      <text:p text:style-name="Text_20_body_20_indent"/>
      <text:h text:style-name="Heading_20_3" text:outline-level="3"><text:s/>Configure Torque</text:h>
      <text:p text:style-name="Standard"/>
      <text:h text:style-name="Heading_20_4" text:outline-level="4"><text:s/>Setup Access</text:h>
      <text:p text:style-name="Standard"/>
      <text:p text:style-name="Text_20_body_20_indent">cd /install/netboot/fedora8/x86_64/compute/rootimg/etc/security</text:p>
      <text:p text:style-name="Text_20_body_20_indent">echo "-:ALL EXCEPT root:ALL" &gt;&gt;access.conf</text:p>
      <text:p text:style-name="Text_20_body_20_indent">cp access.conf access.conf.BOOT</text:p>
      <text:p text:style-name="Standard"/>
      <text:p text:style-name="Text_20_body_20_indent">cd /install/netboot/fedora8/x86_64/compute/rootimg/etc/pam.d</text:p>
      <text:p text:style-name="Text_20_body_20_indent"/>
      <text:p text:style-name="Text_20_body_20_indent">edit system-auth <text:s text:c="2"/></text:p>
      <text:p text:style-name="P29">replace:</text:p>
      <text:p text:style-name="Text_20_body_20_indent"/>
      <text:p text:style-name="Text_20_body_20_indent">account <text:s text:c="4"/>sufficient <text:s text:c="3"/>pam_ldap.so</text:p>
      <text:p text:style-name="Text_20_body_20_indent"><text:soft-page-break/>account <text:s text:c="4"/>required <text:s text:c="5"/>pam_unix.so</text:p>
      <text:p text:style-name="Text_20_body_20_indent"/>
      <text:p text:style-name="P29">with:</text:p>
      <text:p text:style-name="Text_20_body_20_indent"/>
      <text:p text:style-name="Text_20_body_20_indent">account <text:s text:c="4"/>required <text:s text:c="5"/>pam_access.so</text:p>
      <text:p text:style-name="Text_20_body_20_indent">account <text:s text:c="4"/>sufficient <text:s text:c="3"/>pam_ldap.so</text:p>
      <text:p text:style-name="Text_20_body_20_indent">account <text:s text:c="4"/>required <text:s text:c="5"/>pam_unix.so</text:p>
      <text:p text:style-name="Text_20_body_20_indent"/>
      <text:h text:style-name="Heading_20_4" text:outline-level="4">Setup node to node ssh for root </text:h>
      <text:p text:style-name="Standard">This is needed for cleanup</text:p>
      <text:p text:style-name="Standard"/>
      <text:p text:style-name="Text_20_body_20_indent">cp /root/.ssh/* /install/netboot/fedora8/x86_64/compute/rootimg/root/.ssh/</text:p>
      <text:p text:style-name="Text_20_body_20_indent">cd /install/netboot/fedora8/x86_64/compute/rootimg/root/.ssh/</text:p>
      <text:p text:style-name="Text_20_body_20_indent">rm known_hosts</text:p>
      <text:p text:style-name="P29">Setup the config file:</text:p>
      <text:p text:style-name="Text_20_body_20_indent">echo "StrictHostKeyChecking no</text:p>
      <text:p text:style-name="Text_20_body_20_indent">FallBackToRsh no</text:p>
      <text:p text:style-name="Text_20_body_20_indent">BatchMode yes</text:p>
      <text:p text:style-name="Text_20_body_20_indent">ConnectionAttempts 5</text:p>
      <text:p text:style-name="Text_20_body_20_indent">UsePrivilegedPort no</text:p>
      <text:p text:style-name="Text_20_body_20_indent">Compression no</text:p>
      <text:p text:style-name="Text_20_body_20_indent">Cipher blowfish</text:p>
      <text:p text:style-name="Text_20_body_20_indent">CheckHostIP no" &gt;config</text:p>
      <text:p text:style-name="Text_20_body_20_indent"/>
      <text:h text:style-name="Heading_20_3" text:outline-level="3"><text:s text:c="2"/>Pack and Install image</text:h>
      <text:p text:style-name="Standard"/>
      <text:p text:style-name="Text_20_body_20_indent">packimage -o fedora8 -p compute -a x86_64</text:p>
      <text:p text:style-name="Text_20_body_20_indent">nodeset <text:s/>opteron netboot</text:p>
      <text:p text:style-name="Text_20_body_20_indent">rpower <text:s/>opteron boot</text:p>
      <text:p text:style-name="Text_20_body_20_indent"/>
      <text:h text:style-name="Heading_20_1" text:outline-level="1"><text:s/>Setup Moab</text:h>
      <text:p text:style-name="Standard"/>
      <text:h text:style-name="Heading_20_2" text:outline-level="2"><text:soft-page-break/><text:s/>Install Moab</text:h>
      <text:p text:style-name="Standard"/>
      <text:p text:style-name="Text_20_body_20_indent">cd /tmp</text:p>
      <text:p text:style-name="P34">wget http://www.clusterresources.com/downloads/mwm/moab-5.2.1-linux-x86_64-torque.tar.gz</text:p>
      <text:p text:style-name="Text_20_body_20_indent">tar zxvf /tmp/moab-5.2.1-linux-x86_64-torque.tar.gz</text:p>
      <text:p text:style-name="Text_20_body_20_indent">cd moab-5.2.1</text:p>
      <text:p text:style-name="Text_20_body_20_indent">./configure --prefix=/opt/moab</text:p>
      <text:p text:style-name="Text_20_body_20_indent">make install</text:p>
      <text:h text:style-name="Heading_20_2" text:outline-level="2">Configure Moab</text:h>
      <text:p text:style-name="Standard"/>
      <text:p text:style-name="Text_20_body_20_indent">mkdir -p /var/spool/moab/log</text:p>
      <text:p text:style-name="Text_20_body_20_indent">mkdir -p /var/spool/moab/stats</text:p>
      <text:p text:style-name="Text_20_body_20_indent"/>
      <text:p text:style-name="Text_20_body_20_indent">Create /etc/profile.d/moab.sh:</text:p>
      <text:p text:style-name="Text_20_body_20_indent"/>
      <text:p text:style-name="Text_20_body_20_indent">export PATH=/opt/moab/bin:$PATH</text:p>
      <text:p text:style-name="Text_20_body_20_indent"/>
      <text:p text:style-name="Text_20_body_20_indent">chmod 755 /etc/profile.d/moab.sh</text:p>
      <text:p text:style-name="Text_20_body_20_indent">source /etc/profile.d/moab.sh</text:p>
      <text:p text:style-name="Text_20_body_20_indent"/>
      <text:p text:style-name="Text_20_body_20_indent">Edit <text:s/>moab.cfg, </text:p>
      <text:p text:style-name="P29">change:</text:p>
      <text:p text:style-name="Text_20_body_20_indent"/>
      <text:p text:style-name="Text_20_body_20_indent">RMCFG[mn20] <text:s text:c="5"/>TYPE=NONE</text:p>
      <text:p text:style-name="Text_20_body_20_indent"/>
      <text:p text:style-name="P29">to:</text:p>
      <text:p text:style-name="Text_20_body_20_indent"/>
      <text:p text:style-name="Text_20_body_20_indent">RMCFG[mn20] <text:s text:c="5"/>TYPE=pbs</text:p>
      <text:p text:style-name="Text_20_body_20_indent"/>
      <text:p text:style-name="P29">Append to <text:s text:c="2"/>moab.cfg :</text:p>
      <text:p text:style-name="Text_20_body_20_indent"/>
      <text:p text:style-name="Text_20_body_20_indent">NODEAVAILABILITYPOLICY <text:s text:c="5"/>DEDICATED:SWAP</text:p>
      <text:p text:style-name="Text_20_body_20_indent"><text:soft-page-break/>JOBNODEMATCHPOLICY <text:s text:c="9"/>EXACTNODE</text:p>
      <text:p text:style-name="Text_20_body_20_indent">NODEACCESSPOLICY <text:s text:c="11"/>SINGLEJOB</text:p>
      <text:p text:style-name="Text_20_body_20_indent">NODEMAXLOAD <text:s text:c="16"/>.5</text:p>
      <text:p text:style-name="Text_20_body_20_indent">JOBMAXSTARTTIME <text:s text:c="12"/>00:05:00</text:p>
      <text:p text:style-name="Text_20_body_20_indent">DEFERTIME <text:s text:c="18"/>0</text:p>
      <text:p text:style-name="Text_20_body_20_indent">JOBMAXOVERRUN <text:s text:c="14"/>0</text:p>
      <text:p text:style-name="Text_20_body_20_indent">LOGDIR <text:s text:c="21"/>/var/spool/moab/log</text:p>
      <text:p text:style-name="Text_20_body_20_indent">LOGFILEMAXSIZE <text:s text:c="13"/>10000000</text:p>
      <text:p text:style-name="Text_20_body_20_indent">LOGFILEROLLDEPTH <text:s text:c="11"/>10</text:p>
      <text:p text:style-name="Text_20_body_20_indent">STATDIR <text:s text:c="20"/>/var/spool/moab/stats</text:p>
      <text:p text:style-name="Text_20_body_20_indent"/>
      <text:h text:style-name="Heading_20_3" text:outline-level="3"><text:s/>Start Moab</text:h>
      <text:p text:style-name="Standard"/>
      <text:p text:style-name="Text_20_body_20_indent">cp -f /opt/xcat/share/xcat/netboot/add-on/torque/moab /etc/init.d/</text:p>
      <text:p text:style-name="Text_20_body_20_indent">chkconfig --level 345 moab on</text:p>
      <text:p text:style-name="Text_20_body_20_indent">service moab start</text:p>
      <text:p text:style-name="Text_20_body_20_indent"/>
      <text:h text:style-name="Heading_20_1" text:outline-level="1">References</text:h>
      <text:p text:style-name="Text_20_body_20_indent">XCAT2.0 Beta Cookbook - <text:a xlink:type="simple" xlink:href="http://xcat.sourceforge.net/xCAT2.0.pdf">http://xcat.sourceforge.net/xCAT2.0.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 style:font-name-complex="Courier New"/>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 style:font-name-complex="Courier New"/>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1"/>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1"/>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1"/>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1"/>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1"/>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1"/>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1"/>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1"/>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1"/>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1"/>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1"/>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1"/>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1"/>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1"/>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1"/>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date>2008-04-07T09:18:11</dc:date>
    <meta:print-date>2008-03-11T09:01:00</meta:print-date>
    <meta:editing-cycles>21</meta:editing-cycles>
    <meta:editing-duration>PT10H55M25S</meta:editing-duration>
    <meta:user-defined meta:name="Info 1"/>
    <meta:user-defined meta:name="Info 2"/>
    <meta:user-defined meta:name="Info 3"/>
    <meta:user-defined meta:name="Info 4"/>
    <meta:document-statistic meta:table-count="0" meta:image-count="0" meta:object-count="0" meta:page-count="46" meta:paragraph-count="1081" meta:word-count="7185" meta:character-count="46853"/>
  </office:meta>
</office:document-meta>
</file>